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B80000050B743F3F89C4CE0A1E.png" manifest:media-type="image/png"/>
  <manifest:file-entry manifest:full-path="Pictures/10000201000003560000026800534863CC22B5B3.png" manifest:media-type="image/png"/>
  <manifest:file-entry manifest:full-path="Pictures/100002010000043800000438E2BF00532233308A.png" manifest:media-type="image/png"/>
  <manifest:file-entry manifest:full-path="Pictures/10000201000003E8000000BC550E5EE3D4FD62E2.png" manifest:media-type="image/png"/>
  <manifest:file-entry manifest:full-path="Pictures/100002010000080000000800828857A08D30B3AA.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1" svg:font-family="Arial"/>
    <style:font-face style:name="Source Sans Pro1" svg:font-family="'Source Sans Pro'"/>
    <style:font-face style:name="Source Sans Pro SemiBold" svg:font-family="'Source Sans Pro SemiBold'"/>
    <style:font-face style:name="Arial2" svg:font-family="Arial" style:font-pitch="variable"/>
    <style:font-face style:name="Liberation Sans" svg:font-family="'Liberation Sans'" style:font-pitch="variable"/>
    <style:font-face style:name="Linux Libertine G1" svg:font-family="'Linux Libertine G'" style:font-pitch="variable"/>
    <style:font-face style:name="Source Sans Pro" svg:font-family="'Source Sans Pro'" style:font-pitch="variable"/>
    <style:font-face style:name="Source Sans Pro SemiBold1" svg:font-family="'Source Sans Pro SemiBold'"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Noto Sans Mono CJK JP Regular" svg:font-family="'Noto Sans Mono CJK JP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1c37f" draw:opacity="5%"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51c37f" draw:opacity="1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36ae85"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3eca9a"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38b78b"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3aca7e" draw:opacity="5%"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3aca7e" draw:opacity="1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3aca7e" draw:opacity="2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3fa869"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61d59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51c37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48b1a4"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58d1c3"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4fc3b5"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4eac49"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54ed90"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58ca52"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4" style:family="graphic" style:parent-style-name="standard">
      <style:graphic-properties draw:stroke="solid" svg:stroke-width="0.508cm" svg:stroke-color="#35b9ab"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508cm" svg:stroke-color="#73ba25"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17cm, 6.43cm, 21.671cm, 7.108cm)" draw:image-opacity="100%" style:mirror="none"/>
    </style:style>
    <style:style style:name="gr28" style:family="graphic">
      <style:graphic-properties style:protect="size"/>
    </style:style>
    <style:style style:name="gr29" style:family="graphic" style:parent-style-name="standard">
      <style:graphic-properties draw:stroke="none" svg:stroke-width="0cm" draw:fill="none" draw:textarea-vertical-align="top" draw:auto-grow-height="false" draw:fit-to-size="false" style:shrink-to-fit="false" fo:min-height="8.761cm" fo:min-width="11.046cm" fo:padding-top="0cm" fo:padding-bottom="0cm" fo:padding-left="0cm" fo:padding-right="0cm" fo:wrap-option="wrap"/>
    </style:style>
    <style:style style:name="gr30" style:family="graphic" style:parent-style-name="standard">
      <style:graphic-properties draw:stroke="none" svg:stroke-width="0cm" draw:fill="none" draw:textarea-vertical-align="middle" draw:auto-grow-height="false" draw:fit-to-size="false" style:shrink-to-fit="false" fo:min-height="2.629cm" fo:min-width="11.046cm" fo:padding-top="0cm" fo:padding-bottom="0cm" fo:padding-left="0cm" fo:padding-right="0cm" fo:wrap-option="wrap"/>
    </style:style>
    <style:style style:name="gr31" style:family="graphic" style:parent-style-name="standard">
      <style:graphic-properties draw:stroke="none" svg:stroke-width="0cm" draw:fill="solid" draw:fill-color="#3a7085" draw:textarea-vertical-align="middle" draw:auto-grow-height="false" draw:fit-to-size="false" style:shrink-to-fit="false" fo:min-height="10.337cm" fo:min-width="4.879cm" fo:padding-top="0.254cm" fo:padding-bottom="0.254cm" fo:padding-left="0.254cm" fo:padding-right="0.254cm" fo:wrap-option="wrap"/>
    </style:style>
    <style:style style:name="gr32" style:family="graphic" style:parent-style-name="standard">
      <style:graphic-properties draw:stroke="none" svg:stroke-width="0cm" draw:fill="solid" draw:fill-color="#173f4f" draw:textarea-vertical-align="middle" draw:auto-grow-height="false" draw:fit-to-size="false" style:shrink-to-fit="false" fo:min-height="10.141cm" fo:min-width="4.698cm" fo:padding-top="0.254cm" fo:padding-bottom="0.254cm" fo:padding-left="0.254cm" fo:padding-right="0.254cm" fo:wrap-option="wrap"/>
    </style:style>
    <style:style style:name="gr33" style:family="graphic" style:parent-style-name="standard">
      <style:graphic-properties draw:stroke="none" svg:stroke-width="0cm" draw:fill="solid" draw:fill-color="#73ba25" draw:textarea-vertical-align="middle" draw:auto-grow-height="false" draw:fit-to-size="false" style:shrink-to-fit="false" fo:min-height="9.677cm" fo:min-width="4.23cm" fo:padding-top="0.254cm" fo:padding-bottom="0.254cm" fo:padding-left="0.254cm" fo:padding-right="0.254cm" fo:wrap-option="wrap"/>
    </style:style>
    <style:style style:name="gr34" style:family="graphic" style:parent-style-name="standard">
      <style:graphic-properties draw:stroke="none" svg:stroke-width="0cm" draw:fill="solid" draw:fill-color="#0e2731" draw:textarea-vertical-align="middle" draw:auto-grow-height="false" draw:fit-to-size="false" style:shrink-to-fit="false" fo:min-height="10.141cm" fo:min-width="0.267cm" fo:padding-top="0.254cm" fo:padding-bottom="0.254cm" fo:padding-left="0.254cm" fo:padding-right="0.254cm" fo:wrap-option="wrap"/>
    </style:style>
    <style:style style:name="gr35" style:family="graphic" style:parent-style-name="standard">
      <style:graphic-properties draw:stroke="none" svg:stroke-width="0cm" draw:fill="solid" draw:fill-color="#212121" draw:textarea-vertical-align="middle" draw:auto-grow-height="false" draw:fit-to-size="false" style:shrink-to-fit="false" fo:min-height="0cm" fo:min-width="0.175cm" fo:padding-top="0.254cm" fo:padding-bottom="0.254cm" fo:padding-left="0.254cm" fo:padding-right="0.254cm" fo:wrap-option="wrap"/>
    </style:style>
    <style:style style:name="gr36" style:family="graphic" style:parent-style-name="standard">
      <style:graphic-properties draw:stroke="none" svg:stroke-width="0cm"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35b9ab"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ffffff" draw:textarea-vertical-align="middle" draw:auto-grow-height="false" draw:fit-to-size="false" style:shrink-to-fit="false" fo:min-height="0cm" fo:min-width="0.146cm" fo:padding-top="0.254cm" fo:padding-bottom="0.254cm" fo:padding-left="0.254cm" fo:padding-right="0.254cm" fo:wrap-option="wrap"/>
    </style:style>
    <style:style style:name="gr39" style:family="graphic" style:parent-style-name="standard">
      <style:graphic-properties draw:stroke="none" svg:stroke-width="0cm" draw:fill="solid" draw:fill-color="#2e5a6b" draw:textarea-vertical-align="middle" draw:auto-grow-height="false" draw:fit-to-size="false" style:shrink-to-fit="false" fo:min-height="0cm" fo:min-width="3.696cm" fo:padding-top="0.254cm" fo:padding-bottom="0.254cm" fo:padding-left="0.254cm" fo:padding-right="0.254cm" fo:wrap-option="wrap"/>
    </style:style>
    <style:style style:name="gr40" style:family="graphic" style:parent-style-name="standard">
      <style:graphic-properties draw:stroke="none" svg:stroke-width="0cm" draw:fill="solid" draw:fill-color="#b3b3b3"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b3b3b3" draw:textarea-vertical-align="middle" draw:auto-grow-height="false" draw:fit-to-size="false" style:shrink-to-fit="false" fo:min-height="0.275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cccccc" draw:textarea-vertical-align="middle" draw:auto-grow-height="false" draw:fit-to-size="false" style:shrink-to-fit="false" fo:min-height="0.275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b3b3b3" draw:textarea-vertical-align="middle" draw:auto-grow-height="false" draw:fit-to-size="false" style:shrink-to-fit="false" fo:min-height="0.276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cccccc" draw:textarea-vertical-align="middle" draw:auto-grow-height="false" draw:fit-to-size="false" style:shrink-to-fit="false" fo:min-height="0.276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ffffff" draw:opacity="35%" draw:textarea-vertical-align="middle" draw:auto-grow-height="false" draw:fit-to-size="false" style:shrink-to-fit="false" fo:min-height="0cm" fo:min-width="1.039cm" fo:padding-top="0.254cm" fo:padding-bottom="0.254cm" fo:padding-left="0.254cm" fo:padding-right="0.254cm" fo:wrap-option="wrap"/>
    </style:style>
    <style:style style:name="gr47" style:family="graphic" style:parent-style-name="standard">
      <style:graphic-properties draw:stroke="none" svg:stroke-width="0cm" draw:fill="solid" draw:fill-color="#6da741" draw:textarea-vertical-align="middle" draw:auto-grow-height="false" draw:fit-to-size="false" style:shrink-to-fit="false" fo:min-height="9.677cm" fo:min-width="0.144cm" fo:padding-top="0.254cm" fo:padding-bottom="0.254cm" fo:padding-left="0.254cm" fo:padding-right="0.254cm" fo:wrap-option="wrap"/>
    </style:style>
    <style:style style:name="gr48" style:family="graphic" style:parent-style-name="standard">
      <style:graphic-properties draw:stroke="none" svg:stroke-width="0cm" draw:fill="solid" draw:fill-color="#173f4f" draw:textarea-vertical-align="middle" draw:auto-grow-height="false" draw:fit-to-size="false" style:shrink-to-fit="false" fo:min-height="9.677cm" fo:min-width="4.23cm" fo:padding-top="0.254cm" fo:padding-bottom="0.254cm" fo:padding-left="0.254cm" fo:padding-right="0.254cm" fo:wrap-option="wrap"/>
    </style:style>
    <style:style style:name="gr49" style:family="graphic" style:parent-style-name="standard">
      <style:graphic-properties draw:stroke="none" svg:stroke-width="0cm" draw:fill="solid" draw:fill-color="#143643" draw:textarea-vertical-align="middle" draw:auto-grow-height="false" draw:fit-to-size="false" style:shrink-to-fit="false" fo:min-height="9.677cm" fo:min-width="0.144cm" fo:padding-top="0.254cm" fo:padding-bottom="0.254cm" fo:padding-left="0.254cm" fo:padding-right="0.254cm" fo:wrap-option="wrap"/>
    </style:style>
    <style:style style:name="gr50" style:family="graphic" style:parent-style-name="standard">
      <style:graphic-properties draw:stroke="none" svg:stroke-width="0cm" draw:fill="solid" draw:fill-color="#3a7085" draw:textarea-vertical-align="middle" draw:auto-grow-height="false" draw:fit-to-size="false" style:shrink-to-fit="false" fo:min-height="2.489cm" fo:min-width="4.879cm" fo:padding-top="0.254cm" fo:padding-bottom="0.254cm" fo:padding-left="0.254cm" fo:padding-right="0.254cm" fo:wrap-option="wrap"/>
    </style:style>
    <style:style style:name="gr51" style:family="graphic" style:parent-style-name="standard">
      <style:graphic-properties draw:stroke="none" svg:stroke-width="0cm" draw:fill="solid" draw:fill-color="#173f4f" draw:textarea-vertical-align="middle" draw:auto-grow-height="false" draw:fit-to-size="false" style:shrink-to-fit="false" fo:min-height="2.392cm" fo:min-width="4.698cm" fo:padding-top="0.254cm" fo:padding-bottom="0.254cm" fo:padding-left="0.254cm" fo:padding-right="0.254cm" fo:wrap-option="wrap"/>
    </style:style>
    <style:style style:name="gr52" style:family="graphic" style:parent-style-name="standard">
      <style:graphic-properties draw:stroke="none" svg:stroke-width="0cm" draw:fill="solid" draw:fill-color="#73ba25" draw:textarea-vertical-align="middle" draw:auto-grow-height="false" draw:fit-to-size="false" style:shrink-to-fit="false" fo:min-height="2.16cm" fo:min-width="4.23cm" fo:padding-top="0.254cm" fo:padding-bottom="0.254cm" fo:padding-left="0.254cm" fo:padding-right="0.254cm" fo:wrap-option="wrap"/>
    </style:style>
    <style:style style:name="gr53" style:family="graphic" style:parent-style-name="standard">
      <style:graphic-properties draw:stroke="none" svg:stroke-width="0cm" draw:fill="solid" draw:fill-color="#0e2731" draw:textarea-vertical-align="middle" draw:auto-grow-height="false" draw:fit-to-size="false" style:shrink-to-fit="false" fo:min-height="2.392cm" fo:min-width="0.267cm" fo:padding-top="0.254cm" fo:padding-bottom="0.254cm" fo:padding-left="0.254cm" fo:padding-right="0.254cm" fo:wrap-option="wrap"/>
    </style:style>
    <style:style style:name="gr54" style:family="graphic" style:parent-style-name="standard">
      <style:graphic-properties draw:stroke="none" svg:stroke-width="0cm" draw:fill="solid" draw:fill-color="#6da741" draw:textarea-vertical-align="middle" draw:auto-grow-height="false" draw:fit-to-size="false" style:shrink-to-fit="false" fo:min-height="2.16cm" fo:min-width="0.144cm" fo:padding-top="0.254cm" fo:padding-bottom="0.254cm" fo:padding-left="0.254cm" fo:padding-right="0.254cm" fo:wrap-option="wrap"/>
    </style:style>
    <style:style style:name="gr55" style:family="graphic" style:parent-style-name="standard">
      <style:graphic-properties draw:stroke="none" svg:stroke-width="0cm" draw:fill="solid" draw:fill-color="#3a7085" draw:textarea-vertical-align="middle" draw:auto-grow-height="false" draw:fit-to-size="false" style:shrink-to-fit="false" fo:min-height="2.474cm" fo:min-width="4.879cm" fo:padding-top="0.254cm" fo:padding-bottom="0.254cm" fo:padding-left="0.254cm" fo:padding-right="0.254cm" fo:wrap-option="wrap"/>
    </style:style>
    <style:style style:name="gr56" style:family="graphic" style:parent-style-name="standard">
      <style:graphic-properties draw:stroke="none" svg:stroke-width="0cm" draw:fill="solid" draw:fill-color="#173f4f" draw:textarea-vertical-align="middle" draw:auto-grow-height="false" draw:fit-to-size="false" style:shrink-to-fit="false" fo:min-height="2.376cm" fo:min-width="4.698cm" fo:padding-top="0.254cm" fo:padding-bottom="0.254cm" fo:padding-left="0.254cm" fo:padding-right="0.254cm" fo:wrap-option="wrap"/>
    </style:style>
    <style:style style:name="gr57" style:family="graphic" style:parent-style-name="standard">
      <style:graphic-properties draw:stroke="none" svg:stroke-width="0cm" draw:fill="solid" draw:fill-color="#73ba25" draw:textarea-vertical-align="middle" draw:auto-grow-height="false" draw:fit-to-size="false" style:shrink-to-fit="false" fo:min-height="2.144cm" fo:min-width="4.23cm" fo:padding-top="0.254cm" fo:padding-bottom="0.254cm" fo:padding-left="0.254cm" fo:padding-right="0.254cm" fo:wrap-option="wrap"/>
    </style:style>
    <style:style style:name="gr58" style:family="graphic" style:parent-style-name="standard">
      <style:graphic-properties draw:stroke="none" svg:stroke-width="0cm" draw:fill="solid" draw:fill-color="#0e2731" draw:textarea-vertical-align="middle" draw:auto-grow-height="false" draw:fit-to-size="false" style:shrink-to-fit="false" fo:min-height="2.376cm" fo:min-width="0.267cm" fo:padding-top="0.254cm" fo:padding-bottom="0.254cm" fo:padding-left="0.254cm" fo:padding-right="0.254cm" fo:wrap-option="wrap"/>
    </style:style>
    <style:style style:name="gr59" style:family="graphic" style:parent-style-name="standard">
      <style:graphic-properties draw:stroke="none" svg:stroke-width="0cm" draw:fill="solid" draw:fill-color="#b3b3b3" draw:textarea-vertical-align="middle" draw:auto-grow-height="false" draw:fit-to-size="false" style:shrink-to-fit="false" fo:min-height="0.227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cccccc" draw:textarea-vertical-align="middle" draw:auto-grow-height="false" draw:fit-to-size="false" style:shrink-to-fit="false" fo:min-height="0.227cm" fo:min-width="0cm" fo:padding-top="0.254cm" fo:padding-bottom="0.254cm" fo:padding-left="0.254cm" fo:padding-right="0.254cm" fo:wrap-option="wrap"/>
    </style:style>
    <style:style style:name="gr61" style:family="graphic" style:parent-style-name="standard">
      <style:graphic-properties draw:stroke="none" svg:stroke-width="0cm" draw:fill="solid" draw:fill-color="#6da741" draw:textarea-vertical-align="middle" draw:auto-grow-height="false" draw:fit-to-size="false" style:shrink-to-fit="false" fo:min-height="2.144cm" fo:min-width="0.144cm" fo:padding-top="0.254cm" fo:padding-bottom="0.254cm" fo:padding-left="0.254cm" fo:padding-right="0.254cm" fo:wrap-option="wrap"/>
    </style:style>
    <style:style style:name="gr62" style:family="graphic" style:parent-style-name="standard">
      <style:graphic-properties draw:stroke="solid" svg:stroke-width="0.508cm" svg:stroke-color="#35b9ab" draw:stroke-linejoin="miter" draw:fill="none" draw:textarea-vertical-align="middle" draw:auto-grow-height="false" draw:fit-to-size="false" style:shrink-to-fit="false" fo:min-height="15.239cm" fo:min-width="0cm" fo:padding-top="0.254cm" fo:padding-bottom="0.254cm" fo:padding-left="0.254cm" fo:padding-right="0.254cm" fo:wrap-option="wrap"/>
    </style:style>
    <style:style style:name="gr63" style:family="graphic" style:parent-style-name="standard">
      <style:graphic-properties draw:stroke="solid" svg:stroke-width="0.508cm" svg:stroke-color="#6da74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64" style:family="graphic" style:parent-style-name="standard">
      <style:graphic-properties draw:stroke="solid" svg:stroke-width="0.508cm" svg:stroke-color="#21a4d4"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6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155cm, 7.451cm, 20.654cm, 7.339cm)" draw:image-opacity="100%" style:mirror="none"/>
    </style:style>
    <style:style style:name="pr1" style:family="presentation" style:parent-style-name="TWO_5f_OBJECTS_5f_AND_5f_OBJECT-notes" style:list-style-name="L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OBJECT-notes" style:list-style-name="L2">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 style:family="presentation" style:parent-style-name="FOUR_5f_OBJECTS-notes" style:list-style-name="L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loext:graphic-properties draw:fill="solid" draw:fill-color="#51c37f" draw:opacity="5%"/>
      <style:paragraph-properties fo:text-align="start" style:font-independent-line-spacing="true"/>
      <style:text-properties fo:font-size="14pt"/>
    </style:style>
    <style:style style:name="P2" style:family="paragraph">
      <loext:graphic-properties draw:fill="solid" draw:fill-color="#51c37f" draw:opacity="10%"/>
      <style:paragraph-properties fo:text-align="start" style:font-independent-line-spacing="true"/>
      <style:text-properties fo:font-size="14pt"/>
    </style:style>
    <style:style style:name="P3" style:family="paragraph">
      <loext:graphic-properties draw:fill="gradient" draw:fill-gradient-name="Gradient_20_2"/>
      <style:paragraph-properties fo:text-align="start" style:font-independent-line-spacing="true"/>
      <style:text-properties fo:font-size="14pt"/>
    </style:style>
    <style:style style:name="P4" style:family="paragraph">
      <loext:graphic-properties draw:fill="solid" draw:fill-color="#36ae85"/>
      <style:paragraph-properties fo:text-align="start" style:font-independent-line-spacing="true"/>
      <style:text-properties fo:font-size="14pt"/>
    </style:style>
    <style:style style:name="P5" style:family="paragraph">
      <loext:graphic-properties draw:fill="solid" draw:fill-color="#3eca9a"/>
      <style:paragraph-properties fo:text-align="start" style:font-independent-line-spacing="true"/>
      <style:text-properties fo:font-size="14pt"/>
    </style:style>
    <style:style style:name="P6" style:family="paragraph">
      <loext:graphic-properties draw:fill="solid" draw:fill-color="#38b78b"/>
      <style:paragraph-properties fo:text-align="start" style:font-independent-line-spacing="true"/>
      <style:text-properties fo:font-size="14pt"/>
    </style:style>
    <style:style style:name="P7" style:family="paragraph">
      <loext:graphic-properties draw:fill="solid" draw:fill-color="#3aca7e" draw:opacity="5%"/>
      <style:paragraph-properties fo:text-align="start" style:font-independent-line-spacing="true"/>
      <style:text-properties fo:font-size="14pt"/>
    </style:style>
    <style:style style:name="P8" style:family="paragraph">
      <loext:graphic-properties draw:fill="solid" draw:fill-color="#3aca7e" draw:opacity="10%"/>
      <style:paragraph-properties fo:text-align="start" style:font-independent-line-spacing="true"/>
      <style:text-properties fo:font-size="14pt"/>
    </style:style>
    <style:style style:name="P9" style:family="paragraph">
      <loext:graphic-properties draw:fill="solid" draw:fill-color="#3aca7e" draw:opacity="20%"/>
      <style:paragraph-properties fo:text-align="start" style:font-independent-line-spacing="true"/>
      <style:text-properties fo:font-size="14pt"/>
    </style:style>
    <style:style style:name="P10" style:family="paragraph">
      <loext:graphic-properties draw:fill="gradient" draw:fill-gradient-name="Gradient_20_3"/>
      <style:paragraph-properties fo:text-align="start" style:font-independent-line-spacing="true"/>
      <style:text-properties fo:font-size="14pt"/>
    </style:style>
    <style:style style:name="P11" style:family="paragraph">
      <loext:graphic-properties draw:fill="solid" draw:fill-color="#3fa869"/>
      <style:paragraph-properties fo:text-align="start" style:font-independent-line-spacing="true"/>
      <style:text-properties fo:font-size="14pt"/>
    </style:style>
    <style:style style:name="P12" style:family="paragraph">
      <loext:graphic-properties draw:fill="solid" draw:fill-color="#61d590"/>
      <style:paragraph-properties fo:text-align="start" style:font-independent-line-spacing="true"/>
      <style:text-properties fo:font-size="14pt"/>
    </style:style>
    <style:style style:name="P13" style:family="paragraph">
      <loext:graphic-properties draw:fill="solid" draw:fill-color="#51c37f"/>
      <style:paragraph-properties fo:text-align="start" style:font-independent-line-spacing="true"/>
      <style:text-properties fo:font-size="14pt"/>
    </style:style>
    <style:style style:name="P14" style:family="paragraph">
      <loext:graphic-properties draw:fill="gradient" draw:fill-gradient-name="Gradient_20_4"/>
      <style:paragraph-properties fo:text-align="start" style:font-independent-line-spacing="true"/>
      <style:text-properties fo:font-size="14pt"/>
    </style:style>
    <style:style style:name="P15" style:family="paragraph">
      <loext:graphic-properties draw:fill="solid" draw:fill-color="#48b1a4"/>
      <style:paragraph-properties fo:text-align="start" style:font-independent-line-spacing="true"/>
      <style:text-properties fo:font-size="14pt"/>
    </style:style>
    <style:style style:name="P16" style:family="paragraph">
      <loext:graphic-properties draw:fill="solid" draw:fill-color="#58d1c3"/>
      <style:paragraph-properties fo:text-align="start" style:font-independent-line-spacing="true"/>
      <style:text-properties fo:font-size="14pt"/>
    </style:style>
    <style:style style:name="P17" style:family="paragraph">
      <loext:graphic-properties draw:fill="solid" draw:fill-color="#4fc3b5"/>
      <style:paragraph-properties fo:text-align="start" style:font-independent-line-spacing="true"/>
      <style:text-properties fo:font-size="14pt"/>
    </style:style>
    <style:style style:name="P18" style:family="paragraph">
      <loext:graphic-properties draw:fill="gradient" draw:fill-gradient-name="Gradient_20_5"/>
      <style:paragraph-properties fo:text-align="start" style:font-independent-line-spacing="true"/>
      <style:text-properties fo:font-size="14pt"/>
    </style:style>
    <style:style style:name="P19" style:family="paragraph">
      <loext:graphic-properties draw:fill="solid" draw:fill-color="#4eac49"/>
      <style:paragraph-properties fo:text-align="start" style:font-independent-line-spacing="true"/>
      <style:text-properties fo:font-size="14pt"/>
    </style:style>
    <style:style style:name="P20" style:family="paragraph">
      <loext:graphic-properties draw:fill="solid" draw:fill-color="#54ed90"/>
      <style:paragraph-properties fo:text-align="start" style:font-independent-line-spacing="true"/>
      <style:text-properties fo:font-size="14pt"/>
    </style:style>
    <style:style style:name="P21" style:family="paragraph">
      <loext:graphic-properties draw:fill="solid" draw:fill-color="#58ca52"/>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4pt"/>
    </style:style>
    <style:style style:name="P24" style:family="paragraph">
      <style:paragraph-properties fo:margin-left="1.2cm" fo:margin-right="0cm" fo:margin-top="0cm" fo:margin-bottom="0cm" fo:line-height="100%" fo:text-align="start" fo:text-indent="-0.645cm" style:writing-mode="lr-tb">
        <style:tab-stops>
          <style:tab-stop style:position="0cm"/>
        </style:tab-stops>
      </style:paragraph-properties>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style:paragraph-properties fo:margin-left="1.2cm" fo:margin-right="0cm" fo:margin-top="0cm" fo:margin-bottom="0cm" fo:line-height="100%" fo:text-align="start" fo:text-indent="-0.47cm" style:writing-mode="lr-tb">
        <style:tab-stops>
          <style:tab-stop style:position="0cm"/>
        </style:tab-stops>
      </style:paragraph-properties>
    </style:style>
    <style:style style:name="P27" style:family="paragraph">
      <loext:graphic-properties draw:fill="none"/>
      <style:paragraph-properties fo:text-align="start"/>
      <style:text-properties fo:font-size="18pt"/>
    </style:style>
    <style:style style:name="P2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style>
    <style:style style:name="P30" style:family="paragraph">
      <style:paragraph-properties fo:margin-left="1.2cm" fo:margin-right="0cm" fo:margin-top="0cm" fo:margin-bottom="0cm" fo:line-height="100%" fo:text-align="start" fo:text-indent="-0.709cm" style:writing-mode="lr-tb">
        <style:tab-stops>
          <style:tab-stop style:position="0cm"/>
        </style:tab-stops>
      </style:paragraph-properties>
      <style:text-properties fo:font-size="14pt"/>
    </style:style>
    <style:style style:name="P31" style:family="paragraph">
      <loext:graphic-properties draw:fill="none"/>
      <style:paragraph-properties fo:margin-left="1.27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3a7085"/>
      <style:paragraph-properties fo:text-align="start" style:font-independent-line-spacing="true"/>
      <style:text-properties fo:font-size="14pt"/>
    </style:style>
    <style:style style:name="P35" style:family="paragraph">
      <loext:graphic-properties draw:fill="solid" draw:fill-color="#173f4f"/>
      <style:paragraph-properties fo:text-align="start" style:font-independent-line-spacing="true"/>
      <style:text-properties fo:font-size="14pt"/>
    </style:style>
    <style:style style:name="P36" style:family="paragraph">
      <loext:graphic-properties draw:fill="solid" draw:fill-color="#73ba25"/>
      <style:paragraph-properties fo:text-align="start" style:font-independent-line-spacing="true"/>
      <style:text-properties fo:font-size="14pt"/>
    </style:style>
    <style:style style:name="P37" style:family="paragraph">
      <loext:graphic-properties draw:fill="solid" draw:fill-color="#0e2731"/>
      <style:paragraph-properties fo:text-align="start" style:font-independent-line-spacing="true"/>
      <style:text-properties fo:font-size="14pt"/>
    </style:style>
    <style:style style:name="P38" style:family="paragraph">
      <loext:graphic-properties draw:fill="solid" draw:fill-color="#212121"/>
      <style:paragraph-properties fo:text-align="start" style:font-independent-line-spacing="true"/>
      <style:text-properties fo:font-size="14pt"/>
    </style:style>
    <style:style style:name="P39" style:family="paragraph">
      <loext:graphic-properties draw:fill="solid" draw:fill-color="#35b9ab"/>
      <style:paragraph-properties fo:text-align="start" style:font-independent-line-spacing="true"/>
      <style:text-properties fo:font-size="14pt"/>
    </style:style>
    <style:style style:name="P40" style:family="paragraph">
      <loext:graphic-properties draw:fill="solid" draw:fill-color="#ffffff"/>
      <style:paragraph-properties fo:text-align="start" style:font-independent-line-spacing="true"/>
      <style:text-properties fo:font-size="14pt"/>
    </style:style>
    <style:style style:name="P41" style:family="paragraph">
      <loext:graphic-properties draw:fill="solid" draw:fill-color="#2e5a6b"/>
      <style:paragraph-properties fo:text-align="start" style:font-independent-line-spacing="true"/>
      <style:text-properties fo:font-size="14pt"/>
    </style:style>
    <style:style style:name="P42" style:family="paragraph">
      <loext:graphic-properties draw:fill="solid" draw:fill-color="#b3b3b3"/>
      <style:paragraph-properties fo:text-align="start" style:font-independent-line-spacing="true"/>
      <style:text-properties fo:font-size="14pt"/>
    </style:style>
    <style:style style:name="P43" style:family="paragraph">
      <loext:graphic-properties draw:fill="solid" draw:fill-color="#cccccc"/>
      <style:paragraph-properties fo:text-align="start" style:font-independent-line-spacing="true"/>
      <style:text-properties fo:font-size="14pt"/>
    </style:style>
    <style:style style:name="P44" style:family="paragraph">
      <loext:graphic-properties draw:fill="solid" draw:fill-color="#ffffff" draw:opacity="35%"/>
      <style:paragraph-properties fo:text-align="start" style:font-independent-line-spacing="true"/>
      <style:text-properties fo:font-size="14pt"/>
    </style:style>
    <style:style style:name="P45" style:family="paragraph">
      <loext:graphic-properties draw:fill="solid" draw:fill-color="#6da741"/>
      <style:paragraph-properties fo:text-align="start" style:font-independent-line-spacing="true"/>
      <style:text-properties fo:font-size="14pt"/>
    </style:style>
    <style:style style:name="P46" style:family="paragraph">
      <loext:graphic-properties draw:fill="solid" draw:fill-color="#143643"/>
      <style:paragraph-properties fo:text-align="start" style:font-independent-line-spacing="true"/>
      <style:text-properties fo:font-size="14pt"/>
    </style:style>
    <style:style style:name="P4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173f4f" style:text-line-through-style="none" style:text-line-through-type="none" style:text-position="0% 100%" style:font-name="Source Sans Pro SemiBold" fo:font-size="44pt" fo:letter-spacing="normal" fo:font-style="normal" style:text-underline-style="none" fo:font-weight="normal" style:font-name-asian="Source Sans Pro SemiBold" style:font-size-asian="44pt" style:font-style-asian="normal" style:font-weight-asian="normal" style:font-name-complex="Source Sans Pro SemiBold" style:font-size-complex="44pt" style:font-style-complex="normal" style:font-weight-complex="normal"/>
    </style:style>
    <style:style style:name="T2" style:family="text">
      <style:text-properties fo:font-variant="normal" fo:text-transform="none" fo:color="#173f4f" style:text-line-through-style="none" style:text-line-through-type="none" style:text-position="0% 100%" style:font-name="Source Sans Pro1" fo:font-size="32pt" fo:letter-spacing="normal" fo:font-style="normal" style:text-underline-style="none" fo:font-weight="normal" style:font-name-asian="Source Sans Pro1" style:font-size-asian="32pt" style:font-style-asian="normal" style:font-weight-asian="normal" style:font-name-complex="Source Sans Pro1" style:font-size-complex="32pt" style:font-style-complex="normal" style:font-weight-complex="normal"/>
    </style:style>
    <style:style style:name="T3" style:family="text">
      <style:text-properties fo:font-variant="normal" fo:text-transform="none" fo:color="#73ba25" style:text-line-through-style="none" style:text-line-through-type="none" style:text-position="0% 100%" style:font-name="Source Sans Pro SemiBold" fo:font-size="54pt" fo:letter-spacing="normal" fo:font-style="normal" style:text-underline-style="none" fo:font-weight="normal" style:font-name-asian="Source Sans Pro SemiBold" style:font-size-asian="54pt" style:font-style-asian="normal" style:font-weight-asian="normal" style:font-name-complex="Source Sans Pro SemiBold" style:font-size-complex="54pt" style:font-style-complex="normal" style:font-weight-complex="normal"/>
    </style:style>
    <style:style style:name="T4" style:family="text">
      <style:text-properties fo:font-variant="normal" fo:text-transform="none" fo:color="#173f4f" style:text-line-through-style="none" style:text-line-through-type="none" style:text-position="0% 100%" style:font-name="Source Sans Pro1" fo:font-size="54pt" fo:letter-spacing="normal" fo:font-style="normal" style:text-underline-style="none" fo:font-weight="normal" style:font-name-asian="Source Sans Pro1" style:font-size-asian="54pt" style:font-style-asian="normal" style:font-weight-asian="normal" style:font-name-complex="Source Sans Pro1" style:font-size-complex="54pt" style:font-style-complex="normal" style:font-weight-complex="normal"/>
    </style:style>
    <style:style style:name="T5" style:family="text">
      <style:text-properties fo:font-variant="normal" fo:text-transform="none" fo:color="#173f4f" style:text-line-through-style="none" style:text-line-through-type="none" style:text-position="0% 100%" style:font-name="Source Sans Pro1" fo:font-size="24pt" fo:letter-spacing="normal" fo:font-style="normal" style:text-underline-style="none" fo:font-weight="normal" style:font-name-asian="Source Sans Pro1" style:font-size-asian="24pt" style:font-style-asian="normal" style:font-weight-asian="normal" style:font-name-complex="Source Sans Pro1" style:font-size-complex="24pt" style:font-style-complex="normal" style:font-weight-complex="normal"/>
    </style:style>
    <style:style style:name="T6" style:family="text">
      <style:text-properties fo:font-variant="normal" fo:text-transform="none" fo:color="#173f4f"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7" style:family="text">
      <style:text-properties fo:font-variant="normal" fo:text-transform="none" fo:color="#173f4f" style:text-line-through-style="none" style:text-line-through-type="none" style:text-position="0% 100%" style:font-name="Source Sans Pro SemiBold" fo:font-size="36pt" fo:letter-spacing="normal" fo:font-style="normal" style:text-underline-style="none" fo:font-weight="normal" style:font-name-asian="Source Sans Pro SemiBold" style:font-size-asian="36pt" style:font-style-asian="normal" style:font-weight-asian="normal" style:font-name-complex="Source Sans Pro SemiBold"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WO_5f_OBJECTS_5f_AND_5f_OBJECT" presentation:presentation-page-layout-name="AL1T0">
        <draw:g draw:name="Google Shape;63;p14">
          <draw:custom-shape draw:name="Google Shape;64;p14" draw:style-name="gr1" draw:text-style-name="P1" draw:layer="layout" svg:width="7.206cm" svg:height="1.83cm" svg:x="-0.694cm" svg:y="10.662cm">
            <text:p/>
            <draw:enhanced-geometry draw:mirror-horizontal="false" draw:mirror-vertical="false" svg:viewBox="0 0 0 0" drawooo:sub-view-size="7207 1831" draw:text-areas="0 0 ?f0 ?f1" draw:type="ooxml-non-primitive" draw:enhanced-path="M 5404 1830 C 4203 1830 3002 1830 1801 1830 1201 1525 600 1220 0 915 600 610 1201 305 1801 0 3002 0 4203 0 5404 0 6005 305 6605 610 7206 915 6605 1220 6005 1525 5404 1830 N">
              <draw:equation draw:name="f0" draw:formula="logwidth"/>
              <draw:equation draw:name="f1" draw:formula="logheight"/>
            </draw:enhanced-geometry>
          </draw:custom-shape>
          <draw:custom-shape draw:name="Google Shape;65;p14" draw:style-name="gr2" draw:text-style-name="P2" draw:layer="layout" svg:width="5.736cm" svg:height="1.456cm" svg:x="0.041cm" svg:y="10.849cm">
            <text:p/>
            <draw:enhanced-geometry draw:mirror-horizontal="false" draw:mirror-vertical="false" svg:viewBox="0 0 0 0" drawooo:sub-view-size="5737 1457" draw:text-areas="0 0 ?f0 ?f1" draw:type="ooxml-non-primitive" draw:enhanced-path="M 4302 1456 C 3346 1456 2390 1456 1434 1456 956 1214 478 971 0 728 478 485 956 243 1434 0 2390 0 3346 0 4302 0 4780 243 5258 485 5736 728 5258 971 4780 1214 4302 1456 N">
              <draw:equation draw:name="f0" draw:formula="logwidth"/>
              <draw:equation draw:name="f1" draw:formula="logheight"/>
            </draw:enhanced-geometry>
          </draw:custom-shape>
          <draw:custom-shape draw:name="Google Shape;66;p14" draw:style-name="gr2" draw:text-style-name="P2" draw:layer="layout" svg:width="4.603cm" svg:height="1.169cm" svg:x="0.607cm" svg:y="10.993cm">
            <text:p/>
            <draw:enhanced-geometry draw:mirror-horizontal="false" draw:mirror-vertical="false" svg:viewBox="0 0 0 0" drawooo:sub-view-size="4604 1170" draw:text-areas="0 0 ?f0 ?f1" draw:type="ooxml-non-primitive" draw:enhanced-path="M 3452 1169 C 2685 1169 1918 1169 1151 1169 767 974 384 779 0 584 384 390 767 195 1151 0 1918 0 2685 0 3452 0 3836 195 4219 390 4603 584 4219 779 3836 974 3452 1169 N">
              <draw:equation draw:name="f0" draw:formula="logwidth"/>
              <draw:equation draw:name="f1" draw:formula="logheight"/>
            </draw:enhanced-geometry>
          </draw:custom-shape>
          <draw:custom-shape draw:name="Google Shape;67;p14" draw:style-name="gr3" draw:text-style-name="P3" draw:layer="layout" svg:width="3.574cm" svg:height="0.907cm" svg:x="1.122cm" svg:y="10.231cm">
            <text:p/>
            <draw:enhanced-geometry draw:mirror-horizontal="false" draw:mirror-vertical="false" svg:viewBox="0 0 0 0" drawooo:sub-view-size="3575 908" draw:text-areas="0 0 ?f0 ?f1" draw:type="ooxml-non-primitive" draw:enhanced-path="M 2681 907 C 2085 907 1489 907 894 907 596 756 298 605 0 453 298 302 596 151 894 0 1489 0 2085 0 2681 0 2978 151 3276 302 3574 453 3276 605 2978 756 2681 907 N">
              <draw:equation draw:name="f0" draw:formula="logwidth"/>
              <draw:equation draw:name="f1" draw:formula="logheight"/>
            </draw:enhanced-geometry>
          </draw:custom-shape>
          <draw:custom-shape draw:name="Google Shape;68;p14" draw:style-name="gr4" draw:text-style-name="P4" draw:layer="layout" svg:width="0.894cm" svg:height="1.341cm" svg:x="1.122cm" svg:y="10.684cm">
            <text:p/>
            <draw:enhanced-geometry draw:mirror-horizontal="false" draw:mirror-vertical="false" svg:viewBox="0 0 0 0" drawooo:sub-view-size="895 1342" draw:text-areas="0 0 ?f0 ?f1" draw:type="ooxml-non-primitive" draw:enhanced-path="M 0 0 C 0 296 0 592 0 887 298 1038 596 1190 894 1341 894 1045 894 750 894 454 596 303 298 151 0 0 N">
              <draw:equation draw:name="f0" draw:formula="logwidth"/>
              <draw:equation draw:name="f1" draw:formula="logheight"/>
            </draw:enhanced-geometry>
          </draw:custom-shape>
          <draw:custom-shape draw:name="Google Shape;69;p14" draw:style-name="gr5" draw:text-style-name="P5" draw:layer="layout" svg:width="0.894cm" svg:height="1.341cm" svg:x="3.802cm" svg:y="10.684cm">
            <text:p/>
            <draw:enhanced-geometry draw:mirror-horizontal="false" draw:mirror-vertical="false" svg:viewBox="0 0 0 0" drawooo:sub-view-size="895 1342" draw:text-areas="0 0 ?f0 ?f1" draw:type="ooxml-non-primitive" draw:enhanced-path="M 894 0 C 894 296 894 592 894 887 596 1038 298 1190 0 1341 0 1045 0 750 0 454 298 303 596 151 894 0 N">
              <draw:equation draw:name="f0" draw:formula="logwidth"/>
              <draw:equation draw:name="f1" draw:formula="logheight"/>
            </draw:enhanced-geometry>
          </draw:custom-shape>
          <draw:custom-shape draw:name="Google Shape;70;p14" draw:style-name="gr6" draw:text-style-name="P6" draw:layer="layout" svg:width="1.787cm" svg:height="0.887cm" svg:x="2.015cm" svg:y="11.138cm">
            <text:p/>
            <draw:enhanced-geometry draw:mirror-horizontal="false" draw:mirror-vertical="false" svg:viewBox="0 0 0 0" drawooo:sub-view-size="1788 888" draw:text-areas="0 0 ?f0 ?f1" draw:type="ooxml-non-primitive" draw:enhanced-path="M 0 0 C 596 0 1191 0 1787 0 1787 296 1787 591 1787 887 1191 887 596 887 0 887 0 591 0 296 0 0 N">
              <draw:equation draw:name="f0" draw:formula="logwidth"/>
              <draw:equation draw:name="f1" draw:formula="logheight"/>
            </draw:enhanced-geometry>
          </draw:custom-shape>
        </draw:g>
        <draw:g draw:name="Google Shape;71;p14">
          <draw:custom-shape draw:name="Google Shape;72;p14" draw:style-name="gr7" draw:text-style-name="P7" draw:layer="layout" svg:width="7.872cm" svg:height="2.157cm" svg:x="1.241cm" svg:y="11.606cm">
            <text:p/>
            <draw:enhanced-geometry draw:mirror-horizontal="false" draw:mirror-vertical="false" svg:viewBox="0 0 0 0" drawooo:sub-view-size="7873 2158" draw:text-areas="0 0 ?f0 ?f1" draw:type="ooxml-non-primitive" draw:enhanced-path="M 5904 2157 C 4592 2157 3280 2157 1968 2157 1312 1797 656 1438 0 1078 656 719 1312 359 1968 0 3280 0 4592 0 5904 0 6560 359 7216 719 7872 1078 7216 1438 6560 1797 5904 2157 N">
              <draw:equation draw:name="f0" draw:formula="logwidth"/>
              <draw:equation draw:name="f1" draw:formula="logheight"/>
            </draw:enhanced-geometry>
          </draw:custom-shape>
          <draw:custom-shape draw:name="Google Shape;73;p14" draw:style-name="gr8" draw:text-style-name="P8" draw:layer="layout" svg:width="6.267cm" svg:height="1.716cm" svg:x="2.044cm" svg:y="11.826cm">
            <text:p/>
            <draw:enhanced-geometry draw:mirror-horizontal="false" draw:mirror-vertical="false" svg:viewBox="0 0 0 0" drawooo:sub-view-size="6268 1717" draw:text-areas="0 0 ?f0 ?f1" draw:type="ooxml-non-primitive" draw:enhanced-path="M 4700 1716 C 3656 1716 2611 1716 1567 1716 1045 1430 522 1144 0 858 522 572 1045 286 1567 0 2611 0 3656 0 4700 0 5222 286 5744 572 6267 858 5744 1144 5222 1430 4700 1716 N">
              <draw:equation draw:name="f0" draw:formula="logwidth"/>
              <draw:equation draw:name="f1" draw:formula="logheight"/>
            </draw:enhanced-geometry>
          </draw:custom-shape>
          <draw:custom-shape draw:name="Google Shape;74;p14" draw:style-name="gr9" draw:text-style-name="P9" draw:layer="layout" svg:width="5.029cm" svg:height="1.377cm" svg:x="2.663cm" svg:y="11.995cm">
            <text:p/>
            <draw:enhanced-geometry draw:mirror-horizontal="false" draw:mirror-vertical="false" svg:viewBox="0 0 0 0" drawooo:sub-view-size="5030 1378" draw:text-areas="0 0 ?f0 ?f1" draw:type="ooxml-non-primitive" draw:enhanced-path="M 3771 1377 C 2933 1377 2095 1377 1258 1377 838 1148 419 918 0 689 419 459 838 230 1258 0 2095 0 2933 0 3771 0 4191 230 4610 459 5029 689 4610 918 4191 1148 3771 1377 N">
              <draw:equation draw:name="f0" draw:formula="logwidth"/>
              <draw:equation draw:name="f1" draw:formula="logheight"/>
            </draw:enhanced-geometry>
          </draw:custom-shape>
          <draw:custom-shape draw:name="Google Shape;75;p14" draw:style-name="gr10" draw:text-style-name="P10" draw:layer="layout" svg:width="3.905cm" svg:height="1.069cm" svg:x="3.225cm" svg:y="11.614cm">
            <text:p/>
            <draw:enhanced-geometry draw:mirror-horizontal="false" draw:mirror-vertical="false" svg:viewBox="0 0 0 0" drawooo:sub-view-size="3906 1070" draw:text-areas="0 0 ?f0 ?f1" draw:type="ooxml-non-primitive" draw:enhanced-path="M 2929 1069 C 2278 1069 1627 1069 977 1069 651 891 326 713 0 534 326 356 651 178 977 0 1627 0 2278 0 2929 0 3254 178 3579 356 3905 534 3579 713 3254 891 2929 1069 N">
              <draw:equation draw:name="f0" draw:formula="logwidth"/>
              <draw:equation draw:name="f1" draw:formula="logheight"/>
            </draw:enhanced-geometry>
          </draw:custom-shape>
          <draw:custom-shape draw:name="Google Shape;76;p14" draw:style-name="gr11" draw:text-style-name="P11" draw:layer="layout" svg:width="0.977cm" svg:height="1.063cm" svg:x="3.225cm" svg:y="12.149cm">
            <text:p/>
            <draw:enhanced-geometry draw:mirror-horizontal="false" draw:mirror-vertical="false" svg:viewBox="0 0 0 0" drawooo:sub-view-size="978 1064" draw:text-areas="0 0 ?f0 ?f1" draw:type="ooxml-non-primitive" draw:enhanced-path="M 0 0 C 0 176 0 352 0 528 326 707 651 885 977 1063 977 887 977 711 977 535 651 357 326 178 0 0 N">
              <draw:equation draw:name="f0" draw:formula="logwidth"/>
              <draw:equation draw:name="f1" draw:formula="logheight"/>
            </draw:enhanced-geometry>
          </draw:custom-shape>
          <draw:custom-shape draw:name="Google Shape;77;p14" draw:style-name="gr12" draw:text-style-name="P12" draw:layer="layout" svg:width="0.977cm" svg:height="1.063cm" svg:x="6.153cm" svg:y="12.149cm">
            <text:p/>
            <draw:enhanced-geometry draw:mirror-horizontal="false" draw:mirror-vertical="false" svg:viewBox="0 0 0 0" drawooo:sub-view-size="978 1064" draw:text-areas="0 0 ?f0 ?f1" draw:type="ooxml-non-primitive" draw:enhanced-path="M 977 0 C 977 176 977 352 977 528 651 707 326 885 0 1063 0 887 0 711 0 535 326 357 651 178 977 0 N">
              <draw:equation draw:name="f0" draw:formula="logwidth"/>
              <draw:equation draw:name="f1" draw:formula="logheight"/>
            </draw:enhanced-geometry>
          </draw:custom-shape>
          <draw:custom-shape draw:name="Google Shape;78;p14" draw:style-name="gr13" draw:text-style-name="P13" draw:layer="layout" svg:width="1.952cm" svg:height="0.528cm" svg:x="4.201cm" svg:y="12.684cm">
            <text:p/>
            <draw:enhanced-geometry draw:mirror-horizontal="false" draw:mirror-vertical="false" svg:viewBox="0 0 0 0" drawooo:sub-view-size="1953 529" draw:text-areas="0 0 ?f0 ?f1" draw:type="ooxml-non-primitive" draw:enhanced-path="M 0 0 C 651 0 1301 0 1952 0 1952 176 1952 352 1952 528 1301 528 651 528 0 528 0 352 0 176 0 0 N">
              <draw:equation draw:name="f0" draw:formula="logwidth"/>
              <draw:equation draw:name="f1" draw:formula="logheight"/>
            </draw:enhanced-geometry>
          </draw:custom-shape>
        </draw:g>
        <draw:g draw:name="Google Shape;79;p14">
          <draw:custom-shape draw:name="Google Shape;80;p14" draw:style-name="gr7" draw:text-style-name="P7" draw:layer="layout" svg:width="4.409cm" svg:height="1.189cm" svg:x="9.299cm" svg:y="13.186cm">
            <text:p/>
            <draw:enhanced-geometry draw:mirror-horizontal="false" draw:mirror-vertical="false" svg:viewBox="0 0 0 0" drawooo:sub-view-size="4410 1190" draw:text-areas="0 0 ?f0 ?f1" draw:type="ooxml-non-primitive" draw:enhanced-path="M 3307 1189 C 2572 1189 1837 1189 1102 1189 735 991 367 793 0 594 367 396 735 198 1102 0 1837 0 2572 0 3307 0 3674 198 4042 396 4409 594 4042 793 3674 991 3307 1189 N">
              <draw:equation draw:name="f0" draw:formula="logwidth"/>
              <draw:equation draw:name="f1" draw:formula="logheight"/>
            </draw:enhanced-geometry>
          </draw:custom-shape>
          <draw:custom-shape draw:name="Google Shape;81;p14" draw:style-name="gr8" draw:text-style-name="P8" draw:layer="layout" svg:width="3.51cm" svg:height="0.946cm" svg:x="9.748cm" svg:y="13.307cm">
            <text:p/>
            <draw:enhanced-geometry draw:mirror-horizontal="false" draw:mirror-vertical="false" svg:viewBox="0 0 0 0" drawooo:sub-view-size="3511 947" draw:text-areas="0 0 ?f0 ?f1" draw:type="ooxml-non-primitive" draw:enhanced-path="M 2632 946 C 2047 946 1462 946 878 946 585 788 293 631 0 473 293 315 585 158 878 0 1462 0 2047 0 2632 0 2925 158 3217 315 3510 473 3217 631 2925 788 2632 946 N">
              <draw:equation draw:name="f0" draw:formula="logwidth"/>
              <draw:equation draw:name="f1" draw:formula="logheight"/>
            </draw:enhanced-geometry>
          </draw:custom-shape>
          <draw:custom-shape draw:name="Google Shape;82;p14" draw:style-name="gr8" draw:text-style-name="P8" draw:layer="layout" svg:width="2.816cm" svg:height="0.759cm" svg:x="10.095cm" svg:y="13.401cm">
            <text:p/>
            <draw:enhanced-geometry draw:mirror-horizontal="false" draw:mirror-vertical="false" svg:viewBox="0 0 0 0" drawooo:sub-view-size="2817 760" draw:text-areas="0 0 ?f0 ?f1" draw:type="ooxml-non-primitive" draw:enhanced-path="M 2112 759 C 1643 759 1174 759 704 759 470 633 235 506 0 380 235 253 470 127 704 0 1174 0 1643 0 2112 0 2347 127 2582 253 2816 380 2582 506 2347 633 2112 759 N">
              <draw:equation draw:name="f0" draw:formula="logwidth"/>
              <draw:equation draw:name="f1" draw:formula="logheight"/>
            </draw:enhanced-geometry>
          </draw:custom-shape>
          <draw:custom-shape draw:name="Google Shape;83;p14" draw:style-name="gr14" draw:text-style-name="P14" draw:layer="layout" svg:width="2.187cm" svg:height="0.59cm" svg:x="10.41cm" svg:y="13.312cm">
            <text:p/>
            <draw:enhanced-geometry draw:mirror-horizontal="false" draw:mirror-vertical="false" svg:viewBox="0 0 0 0" drawooo:sub-view-size="2188 591" draw:text-areas="0 0 ?f0 ?f1" draw:type="ooxml-non-primitive" draw:enhanced-path="M 1640 590 C 1276 590 911 590 547 590 365 491 182 393 0 295 182 197 365 98 547 0 911 0 1276 0 1640 0 1822 98 2005 197 2187 295 2005 393 1822 491 1640 590 N">
              <draw:equation draw:name="f0" draw:formula="logwidth"/>
              <draw:equation draw:name="f1" draw:formula="logheight"/>
            </draw:enhanced-geometry>
          </draw:custom-shape>
          <draw:custom-shape draw:name="Google Shape;84;p14" draw:style-name="gr15" draw:text-style-name="P15" draw:layer="layout" svg:width="0.547cm" svg:height="0.464cm" svg:x="10.41cm" svg:y="13.607cm">
            <text:p/>
            <draw:enhanced-geometry draw:mirror-horizontal="false" draw:mirror-vertical="false" svg:viewBox="0 0 0 0" drawooo:sub-view-size="548 465" draw:text-areas="0 0 ?f0 ?f1" draw:type="ooxml-non-primitive" draw:enhanced-path="M 0 0 C 0 57 0 113 0 170 182 268 365 366 547 464 547 408 547 351 547 295 365 196 182 98 0 0 N">
              <draw:equation draw:name="f0" draw:formula="logwidth"/>
              <draw:equation draw:name="f1" draw:formula="logheight"/>
            </draw:enhanced-geometry>
          </draw:custom-shape>
          <draw:custom-shape draw:name="Google Shape;85;p14" draw:style-name="gr16" draw:text-style-name="P16" draw:layer="layout" svg:width="0.547cm" svg:height="0.464cm" svg:x="12.05cm" svg:y="13.607cm">
            <text:p/>
            <draw:enhanced-geometry draw:mirror-horizontal="false" draw:mirror-vertical="false" svg:viewBox="0 0 0 0" drawooo:sub-view-size="548 465" draw:text-areas="0 0 ?f0 ?f1" draw:type="ooxml-non-primitive" draw:enhanced-path="M 547 0 C 547 57 547 113 547 170 365 268 182 366 0 464 0 408 0 351 0 295 182 196 365 98 547 0 N">
              <draw:equation draw:name="f0" draw:formula="logwidth"/>
              <draw:equation draw:name="f1" draw:formula="logheight"/>
            </draw:enhanced-geometry>
          </draw:custom-shape>
          <draw:custom-shape draw:name="Google Shape;86;p14" draw:style-name="gr17" draw:text-style-name="P17" draw:layer="layout" svg:width="1.093cm" svg:height="0.17cm" svg:x="10.957cm" svg:y="13.902cm">
            <text:p/>
            <draw:enhanced-geometry draw:mirror-horizontal="false" draw:mirror-vertical="false" svg:viewBox="0 0 0 0" drawooo:sub-view-size="1094 171" draw:text-areas="0 0 ?f0 ?f1" draw:type="ooxml-non-primitive" draw:enhanced-path="M 0 0 C 364 0 729 0 1093 0 1093 57 1093 113 1093 170 729 170 364 170 0 170 0 113 0 57 0 0 N">
              <draw:equation draw:name="f0" draw:formula="logwidth"/>
              <draw:equation draw:name="f1" draw:formula="logheight"/>
            </draw:enhanced-geometry>
          </draw:custom-shape>
        </draw:g>
        <draw:g draw:name="Google Shape;87;p14">
          <draw:custom-shape draw:name="Google Shape;88;p14" draw:style-name="gr7" draw:text-style-name="P7" draw:layer="layout" svg:width="6.857cm" svg:height="1.878cm" svg:x="4.468cm" svg:y="12.903cm">
            <text:p/>
            <draw:enhanced-geometry draw:mirror-horizontal="false" draw:mirror-vertical="false" svg:viewBox="0 0 0 0" drawooo:sub-view-size="6858 1879" draw:text-areas="0 0 ?f0 ?f1" draw:type="ooxml-non-primitive" draw:enhanced-path="M 5142 1878 C 4000 1878 2857 1878 1714 1878 1143 1565 571 1252 0 939 571 626 1143 313 1714 0 2857 0 4000 0 5142 0 5714 313 6285 626 6857 939 6285 1252 5714 1565 5142 1878 N">
              <draw:equation draw:name="f0" draw:formula="logwidth"/>
              <draw:equation draw:name="f1" draw:formula="logheight"/>
            </draw:enhanced-geometry>
          </draw:custom-shape>
          <draw:custom-shape draw:name="Google Shape;89;p14" draw:style-name="gr8" draw:text-style-name="P8" draw:layer="layout" svg:width="5.458cm" svg:height="1.495cm" svg:x="5.167cm" svg:y="13.095cm">
            <text:p/>
            <draw:enhanced-geometry draw:mirror-horizontal="false" draw:mirror-vertical="false" svg:viewBox="0 0 0 0" drawooo:sub-view-size="5459 1496" draw:text-areas="0 0 ?f0 ?f1" draw:type="ooxml-non-primitive" draw:enhanced-path="M 4093 1495 C 3184 1495 2274 1495 1365 1495 910 1246 455 997 0 747 455 498 910 249 1365 0 2274 0 3184 0 4093 0 4548 249 5003 498 5458 747 5003 997 4548 1246 4093 1495 N">
              <draw:equation draw:name="f0" draw:formula="logwidth"/>
              <draw:equation draw:name="f1" draw:formula="logheight"/>
            </draw:enhanced-geometry>
          </draw:custom-shape>
          <draw:custom-shape draw:name="Google Shape;90;p14" draw:style-name="gr9" draw:text-style-name="P9" draw:layer="layout" svg:width="4.38cm" svg:height="1.199cm" svg:x="5.706cm" svg:y="13.242cm">
            <text:p/>
            <draw:enhanced-geometry draw:mirror-horizontal="false" draw:mirror-vertical="false" svg:viewBox="0 0 0 0" drawooo:sub-view-size="4381 1200" draw:text-areas="0 0 ?f0 ?f1" draw:type="ooxml-non-primitive" draw:enhanced-path="M 3285 1199 C 2555 1199 1825 1199 1095 1199 730 1000 365 800 0 600 365 400 730 200 1095 0 1825 0 2555 0 3285 0 3650 200 4015 400 4380 600 4015 800 3650 1000 3285 1199 N">
              <draw:equation draw:name="f0" draw:formula="logwidth"/>
              <draw:equation draw:name="f1" draw:formula="logheight"/>
            </draw:enhanced-geometry>
          </draw:custom-shape>
          <draw:custom-shape draw:name="Google Shape;91;p14" draw:style-name="gr18" draw:text-style-name="P18" draw:layer="layout" svg:width="3.401cm" svg:height="0.931cm" svg:x="6.196cm" svg:y="12.911cm">
            <text:p/>
            <draw:enhanced-geometry draw:mirror-horizontal="false" draw:mirror-vertical="false" svg:viewBox="0 0 0 0" drawooo:sub-view-size="3402 932" draw:text-areas="0 0 ?f0 ?f1" draw:type="ooxml-non-primitive" draw:enhanced-path="M 2551 931 C 1984 931 1417 931 851 931 567 776 284 621 0 465 284 310 567 155 851 0 1417 0 1984 0 2551 0 2834 155 3117 310 3401 465 3117 621 2834 776 2551 931 N">
              <draw:equation draw:name="f0" draw:formula="logwidth"/>
              <draw:equation draw:name="f1" draw:formula="logheight"/>
            </draw:enhanced-geometry>
          </draw:custom-shape>
          <draw:custom-shape draw:name="Google Shape;92;p14" draw:style-name="gr19" draw:text-style-name="P19" draw:layer="layout" svg:width="0.851cm" svg:height="0.926cm" svg:x="6.196cm" svg:y="13.376cm">
            <text:p/>
            <draw:enhanced-geometry draw:mirror-horizontal="false" draw:mirror-vertical="false" svg:viewBox="0 0 0 0" drawooo:sub-view-size="852 927" draw:text-areas="0 0 ?f0 ?f1" draw:type="ooxml-non-primitive" draw:enhanced-path="M 0 0 C 0 153 0 307 0 460 284 615 567 771 851 926 851 772 851 619 851 466 567 311 284 155 0 0 N">
              <draw:equation draw:name="f0" draw:formula="logwidth"/>
              <draw:equation draw:name="f1" draw:formula="logheight"/>
            </draw:enhanced-geometry>
          </draw:custom-shape>
          <draw:custom-shape draw:name="Google Shape;93;p14" draw:style-name="gr20" draw:text-style-name="P20" draw:layer="layout" svg:width="0.851cm" svg:height="0.926cm" svg:x="8.746cm" svg:y="13.376cm">
            <text:p/>
            <draw:enhanced-geometry draw:mirror-horizontal="false" draw:mirror-vertical="false" svg:viewBox="0 0 0 0" drawooo:sub-view-size="852 927" draw:text-areas="0 0 ?f0 ?f1" draw:type="ooxml-non-primitive" draw:enhanced-path="M 851 0 C 851 153 851 307 851 460 567 615 284 771 0 926 0 772 0 619 0 466 284 311 567 155 851 0 N">
              <draw:equation draw:name="f0" draw:formula="logwidth"/>
              <draw:equation draw:name="f1" draw:formula="logheight"/>
            </draw:enhanced-geometry>
          </draw:custom-shape>
          <draw:custom-shape draw:name="Google Shape;94;p14" draw:style-name="gr21" draw:text-style-name="P21" draw:layer="layout" svg:width="1.7cm" svg:height="0.46cm" svg:x="7.046cm" svg:y="13.842cm">
            <text:p/>
            <draw:enhanced-geometry draw:mirror-horizontal="false" draw:mirror-vertical="false" svg:viewBox="0 0 0 0" drawooo:sub-view-size="1701 461" draw:text-areas="0 0 ?f0 ?f1" draw:type="ooxml-non-primitive" draw:enhanced-path="M 0 0 C 567 0 1133 0 1700 0 1700 153 1700 307 1700 460 1133 460 567 460 0 460 0 307 0 153 0 0 N">
              <draw:equation draw:name="f0" draw:formula="logwidth"/>
              <draw:equation draw:name="f1" draw:formula="logheight"/>
            </draw:enhanced-geometry>
          </draw:custom-shape>
        </draw:g>
        <draw:g draw:name="Google Shape;95;p14">
          <draw:custom-shape draw:name="Google Shape;96;p14" draw:style-name="gr7" draw:text-style-name="P7" draw:layer="layout" svg:width="6.434cm" svg:height="1.735cm" svg:x="5.777cm" svg:y="11.451cm">
            <text:p/>
            <draw:enhanced-geometry draw:mirror-horizontal="false" draw:mirror-vertical="false" svg:viewBox="0 0 0 0" drawooo:sub-view-size="6435 1736" draw:text-areas="0 0 ?f0 ?f1" draw:type="ooxml-non-primitive" draw:enhanced-path="M 4825 1735 C 3753 1735 2681 1735 1608 1735 1072 1446 536 1157 0 867 536 578 1072 289 1608 0 2681 0 3753 0 4825 0 5362 289 5898 578 6434 867 5898 1157 5362 1446 4825 1735 N">
              <draw:equation draw:name="f0" draw:formula="logwidth"/>
              <draw:equation draw:name="f1" draw:formula="logheight"/>
            </draw:enhanced-geometry>
          </draw:custom-shape>
          <draw:custom-shape draw:name="Google Shape;97;p14" draw:style-name="gr8" draw:text-style-name="P8" draw:layer="layout" svg:width="5.122cm" svg:height="1.381cm" svg:x="6.433cm" svg:y="11.628cm">
            <text:p/>
            <draw:enhanced-geometry draw:mirror-horizontal="false" draw:mirror-vertical="false" svg:viewBox="0 0 0 0" drawooo:sub-view-size="5123 1382" draw:text-areas="0 0 ?f0 ?f1" draw:type="ooxml-non-primitive" draw:enhanced-path="M 3841 1381 C 2988 1381 2134 1381 1281 1381 854 1150 427 920 0 690 427 460 854 230 1281 0 2134 0 2988 0 3841 0 4268 230 4695 460 5122 690 4695 920 4268 1150 3841 1381 N">
              <draw:equation draw:name="f0" draw:formula="logwidth"/>
              <draw:equation draw:name="f1" draw:formula="logheight"/>
            </draw:enhanced-geometry>
          </draw:custom-shape>
          <draw:custom-shape draw:name="Google Shape;98;p14" draw:style-name="gr8" draw:text-style-name="P8" draw:layer="layout" svg:width="4.11cm" svg:height="1.108cm" svg:x="6.939cm" svg:y="11.764cm">
            <text:p/>
            <draw:enhanced-geometry draw:mirror-horizontal="false" draw:mirror-vertical="false" svg:viewBox="0 0 0 0" drawooo:sub-view-size="4111 1109" draw:text-areas="0 0 ?f0 ?f1" draw:type="ooxml-non-primitive" draw:enhanced-path="M 3082 1108 C 2397 1108 1713 1108 1028 1108 685 923 343 738 0 554 343 369 685 185 1028 0 1713 0 2397 0 3082 0 3425 185 3767 369 4110 554 3767 738 3425 923 3082 1108 N">
              <draw:equation draw:name="f0" draw:formula="logwidth"/>
              <draw:equation draw:name="f1" draw:formula="logheight"/>
            </draw:enhanced-geometry>
          </draw:custom-shape>
          <draw:custom-shape draw:name="Google Shape;99;p14" draw:style-name="gr14" draw:text-style-name="P14" draw:layer="layout" svg:width="3.191cm" svg:height="0.86cm" svg:x="7.398cm" svg:y="11.635cm">
            <text:p/>
            <draw:enhanced-geometry draw:mirror-horizontal="false" draw:mirror-vertical="false" svg:viewBox="0 0 0 0" drawooo:sub-view-size="3192 861" draw:text-areas="0 0 ?f0 ?f1" draw:type="ooxml-non-primitive" draw:enhanced-path="M 2393 860 C 1862 860 1330 860 798 860 532 717 266 574 0 430 266 287 532 143 798 0 1330 0 1862 0 2393 0 2659 143 2925 287 3191 430 2925 574 2659 717 2393 860 N">
              <draw:equation draw:name="f0" draw:formula="logwidth"/>
              <draw:equation draw:name="f1" draw:formula="logheight"/>
            </draw:enhanced-geometry>
          </draw:custom-shape>
          <draw:custom-shape draw:name="Google Shape;100;p14" draw:style-name="gr15" draw:text-style-name="P15" draw:layer="layout" svg:width="0.798cm" svg:height="0.677cm" svg:x="7.398cm" svg:y="12.065cm">
            <text:p/>
            <draw:enhanced-geometry draw:mirror-horizontal="false" draw:mirror-vertical="false" svg:viewBox="0 0 0 0" drawooo:sub-view-size="799 678" draw:text-areas="0 0 ?f0 ?f1" draw:type="ooxml-non-primitive" draw:enhanced-path="M 0 0 C 0 82 0 165 0 247 266 391 532 534 798 677 798 595 798 512 798 430 532 287 266 143 0 0 N">
              <draw:equation draw:name="f0" draw:formula="logwidth"/>
              <draw:equation draw:name="f1" draw:formula="logheight"/>
            </draw:enhanced-geometry>
          </draw:custom-shape>
          <draw:custom-shape draw:name="Google Shape;101;p14" draw:style-name="gr16" draw:text-style-name="P16" draw:layer="layout" svg:width="0.798cm" svg:height="0.677cm" svg:x="9.791cm" svg:y="12.065cm">
            <text:p/>
            <draw:enhanced-geometry draw:mirror-horizontal="false" draw:mirror-vertical="false" svg:viewBox="0 0 0 0" drawooo:sub-view-size="799 678" draw:text-areas="0 0 ?f0 ?f1" draw:type="ooxml-non-primitive" draw:enhanced-path="M 798 0 C 798 82 798 165 798 247 532 391 266 534 0 677 0 595 0 512 0 430 266 287 532 143 798 0 N">
              <draw:equation draw:name="f0" draw:formula="logwidth"/>
              <draw:equation draw:name="f1" draw:formula="logheight"/>
            </draw:enhanced-geometry>
          </draw:custom-shape>
          <draw:custom-shape draw:name="Google Shape;102;p14" draw:style-name="gr17" draw:text-style-name="P17" draw:layer="layout" svg:width="1.595cm" svg:height="0.247cm" svg:x="8.196cm" svg:y="12.495cm">
            <text:p/>
            <draw:enhanced-geometry draw:mirror-horizontal="false" draw:mirror-vertical="false" svg:viewBox="0 0 0 0" drawooo:sub-view-size="1596 248" draw:text-areas="0 0 ?f0 ?f1" draw:type="ooxml-non-primitive" draw:enhanced-path="M 0 0 C 532 0 1064 0 1595 0 1595 82 1595 165 1595 247 1064 247 532 247 0 247 0 165 0 82 0 0 N">
              <draw:equation draw:name="f0" draw:formula="logwidth"/>
              <draw:equation draw:name="f1" draw:formula="logheight"/>
            </draw:enhanced-geometry>
          </draw:custom-shape>
        </draw:g>
        <draw:g draw:name="Google Shape;103;p14">
          <draw:custom-shape draw:name="Google Shape;104;p14" draw:style-name="gr7" draw:text-style-name="P7" draw:layer="layout" svg:width="4.949cm" svg:height="1.356cm" svg:x="7.612cm" svg:y="14.302cm">
            <text:p/>
            <draw:enhanced-geometry draw:mirror-horizontal="false" draw:mirror-vertical="false" svg:viewBox="0 0 0 0" drawooo:sub-view-size="4950 1357" draw:text-areas="0 0 ?f0 ?f1"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105;p14" draw:style-name="gr8" draw:text-style-name="P8" draw:layer="layout" svg:width="3.94cm" svg:height="1.079cm" svg:x="8.117cm" svg:y="14.441cm">
            <text:p/>
            <draw:enhanced-geometry draw:mirror-horizontal="false" draw:mirror-vertical="false" svg:viewBox="0 0 0 0" drawooo:sub-view-size="3941 1080" draw:text-areas="0 0 ?f0 ?f1"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106;p14" draw:style-name="gr9" draw:text-style-name="P9" draw:layer="layout" svg:width="3.161cm" svg:height="0.866cm" svg:x="8.506cm" svg:y="14.547cm">
            <text:p/>
            <draw:enhanced-geometry draw:mirror-horizontal="false" draw:mirror-vertical="false" svg:viewBox="0 0 0 0" drawooo:sub-view-size="3162 867" draw:text-areas="0 0 ?f0 ?f1"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107;p14" draw:style-name="gr18" draw:text-style-name="P18" draw:layer="layout" svg:width="2.455cm" svg:height="0.672cm" svg:x="8.859cm" svg:y="14.308cm">
            <text:p/>
            <draw:enhanced-geometry draw:mirror-horizontal="false" draw:mirror-vertical="false" svg:viewBox="0 0 0 0" drawooo:sub-view-size="2456 673" draw:text-areas="0 0 ?f0 ?f1"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108;p14" draw:style-name="gr19" draw:text-style-name="P19" draw:layer="layout" svg:width="0.614cm" svg:height="0.668cm" svg:x="8.859cm" svg:y="14.644cm">
            <text:p/>
            <draw:enhanced-geometry draw:mirror-horizontal="false" draw:mirror-vertical="false" svg:viewBox="0 0 0 0" drawooo:sub-view-size="615 669" draw:text-areas="0 0 ?f0 ?f1"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109;p14" draw:style-name="gr20" draw:text-style-name="P20" draw:layer="layout" svg:width="0.614cm" svg:height="0.668cm" svg:x="10.7cm" svg:y="14.644cm">
            <text:p/>
            <draw:enhanced-geometry draw:mirror-horizontal="false" draw:mirror-vertical="false" svg:viewBox="0 0 0 0" drawooo:sub-view-size="615 669" draw:text-areas="0 0 ?f0 ?f1"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110;p14" draw:style-name="gr21" draw:text-style-name="P21" draw:layer="layout" svg:width="1.227cm" svg:height="0.332cm" svg:x="9.473cm" svg:y="14.98cm">
            <text:p/>
            <draw:enhanced-geometry draw:mirror-horizontal="false" draw:mirror-vertical="false" svg:viewBox="0 0 0 0" drawooo:sub-view-size="1228 333" draw:text-areas="0 0 ?f0 ?f1"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111;p14">
          <draw:custom-shape draw:name="Google Shape;112;p14" draw:style-name="gr7" draw:text-style-name="P7" draw:layer="layout" svg:width="8.952cm" svg:height="2.414cm" svg:x="-0.832cm" svg:y="12.94cm">
            <text:p/>
            <draw:enhanced-geometry draw:mirror-horizontal="false" draw:mirror-vertical="false" svg:viewBox="0 0 0 0" drawooo:sub-view-size="8953 2415" draw:text-areas="0 0 ?f0 ?f1"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113;p14" draw:style-name="gr8" draw:text-style-name="P8" draw:layer="layout" svg:width="7.126cm" svg:height="1.921cm" svg:x="0.081cm" svg:y="13.186cm">
            <text:p/>
            <draw:enhanced-geometry draw:mirror-horizontal="false" draw:mirror-vertical="false" svg:viewBox="0 0 0 0" drawooo:sub-view-size="7127 1922" draw:text-areas="0 0 ?f0 ?f1"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114;p14" draw:style-name="gr8" draw:text-style-name="P8" draw:layer="layout" svg:width="5.718cm" svg:height="1.541cm" svg:x="0.784cm" svg:y="13.376cm">
            <text:p/>
            <draw:enhanced-geometry draw:mirror-horizontal="false" draw:mirror-vertical="false" svg:viewBox="0 0 0 0" drawooo:sub-view-size="5719 1542" draw:text-areas="0 0 ?f0 ?f1"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115;p14" draw:style-name="gr14" draw:text-style-name="P14" draw:layer="layout" svg:width="4.44cm" svg:height="1.197cm" svg:x="1.423cm" svg:y="13.196cm">
            <text:p/>
            <draw:enhanced-geometry draw:mirror-horizontal="false" draw:mirror-vertical="false" svg:viewBox="0 0 0 0" drawooo:sub-view-size="4441 1198" draw:text-areas="0 0 ?f0 ?f1"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116;p14" draw:style-name="gr15" draw:text-style-name="P15" draw:layer="layout" svg:width="1.111cm" svg:height="0.942cm" svg:x="1.423cm" svg:y="13.795cm">
            <text:p/>
            <draw:enhanced-geometry draw:mirror-horizontal="false" draw:mirror-vertical="false" svg:viewBox="0 0 0 0" drawooo:sub-view-size="1112 943" draw:text-areas="0 0 ?f0 ?f1"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117;p14" draw:style-name="gr16" draw:text-style-name="P16" draw:layer="layout" svg:width="1.111cm" svg:height="0.942cm" svg:x="4.753cm" svg:y="13.795cm">
            <text:p/>
            <draw:enhanced-geometry draw:mirror-horizontal="false" draw:mirror-vertical="false" svg:viewBox="0 0 0 0" drawooo:sub-view-size="1112 943" draw:text-areas="0 0 ?f0 ?f1"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118;p14" draw:style-name="gr17" draw:text-style-name="P17" draw:layer="layout" svg:width="2.22cm" svg:height="0.344cm" svg:x="2.534cm" svg:y="14.393cm">
            <text:p/>
            <draw:enhanced-geometry draw:mirror-horizontal="false" draw:mirror-vertical="false" svg:viewBox="0 0 0 0" drawooo:sub-view-size="2221 345" draw:text-areas="0 0 ?f0 ?f1" draw:type="ooxml-non-primitive" draw:enhanced-path="M 0 0 C 740 0 1480 0 2220 0 2220 115 2220 230 2220 344 1480 344 740 344 0 344 0 230 0 115 0 0 N">
              <draw:equation draw:name="f0" draw:formula="logwidth"/>
              <draw:equation draw:name="f1" draw:formula="logheight"/>
            </draw:enhanced-geometry>
          </draw:custom-shape>
        </draw:g>
        <draw:g draw:name="Google Shape;119;p14">
          <draw:custom-shape draw:name="Google Shape;120;p14" draw:style-name="gr7" draw:text-style-name="P7" draw:layer="layout" svg:width="3.274cm" svg:height="0.897cm" svg:x="11.366cm" svg:y="14.524cm">
            <text:p/>
            <draw:enhanced-geometry draw:mirror-horizontal="false" draw:mirror-vertical="false" svg:viewBox="0 0 0 0" drawooo:sub-view-size="3275 898" draw:text-areas="0 0 ?f0 ?f1"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121;p14" draw:style-name="gr8" draw:text-style-name="P8" draw:layer="layout" svg:width="2.607cm" svg:height="0.714cm" svg:x="11.7cm" svg:y="14.616cm">
            <text:p/>
            <draw:enhanced-geometry draw:mirror-horizontal="false" draw:mirror-vertical="false" svg:viewBox="0 0 0 0" drawooo:sub-view-size="2608 715" draw:text-areas="0 0 ?f0 ?f1"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122;p14" draw:style-name="gr9" draw:text-style-name="P9" draw:layer="layout" svg:width="2.092cm" svg:height="0.573cm" svg:x="11.957cm" svg:y="14.686cm">
            <text:p/>
            <draw:enhanced-geometry draw:mirror-horizontal="false" draw:mirror-vertical="false" svg:viewBox="0 0 0 0" drawooo:sub-view-size="2093 574" draw:text-areas="0 0 ?f0 ?f1"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123;p14" draw:style-name="gr18" draw:text-style-name="P18" draw:layer="layout" svg:width="1.624cm" svg:height="0.445cm" svg:x="12.191cm" svg:y="14.528cm">
            <text:p/>
            <draw:enhanced-geometry draw:mirror-horizontal="false" draw:mirror-vertical="false" svg:viewBox="0 0 0 0" drawooo:sub-view-size="1625 446" draw:text-areas="0 0 ?f0 ?f1"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124;p14" draw:style-name="gr19" draw:text-style-name="P19" draw:layer="layout" svg:width="0.406cm" svg:height="0.442cm" svg:x="12.191cm" svg:y="14.75cm">
            <text:p/>
            <draw:enhanced-geometry draw:mirror-horizontal="false" draw:mirror-vertical="false" svg:viewBox="0 0 0 0" drawooo:sub-view-size="407 443" draw:text-areas="0 0 ?f0 ?f1"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125;p14" draw:style-name="gr20" draw:text-style-name="P20" draw:layer="layout" svg:width="0.406cm" svg:height="0.442cm" svg:x="13.409cm" svg:y="14.75cm">
            <text:p/>
            <draw:enhanced-geometry draw:mirror-horizontal="false" draw:mirror-vertical="false" svg:viewBox="0 0 0 0" drawooo:sub-view-size="407 443" draw:text-areas="0 0 ?f0 ?f1"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126;p14" draw:style-name="gr21" draw:text-style-name="P21" draw:layer="layout" svg:width="0.812cm" svg:height="0.22cm" svg:x="12.597cm" svg:y="14.973cm">
            <text:p/>
            <draw:enhanced-geometry draw:mirror-horizontal="false" draw:mirror-vertical="false" svg:viewBox="0 0 0 0" drawooo:sub-view-size="813 221" draw:text-areas="0 0 ?f0 ?f1"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127;p14" draw:style-name="gr22" draw:text-style-name="P23" draw:layer="layout" svg:width="14.66cm" svg:height="2.628cm" svg:x="11.938cm" svg:y="1.728cm">
          <text:p text:style-name="P22"><text:span text:style-name="T1">Welcome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4" draw:style-name="gr23" draw:text-style-name="P23" draw:layer="layout" svg:width="15.941cm" svg:height="6.603cm" svg:x="10.668cm" svg:y="4.834cm">
          <text:p text:style-name="P24"><text:span text:style-name="T2"/></text:p>
          <text:p text:style-name="P25"><text:span text:style-name="T3">Asia Summit 2019</text:span></text:p>
          <text:p text:style-name="P2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9;p14">
          <draw:custom-shape draw:name="Google Shape;130;p14" draw:style-name="gr24" draw:text-style-name="P23" draw:layer="layout" svg:width="0.001cm" svg:height="15.875cm" svg:x="0.133cm" svg:y="0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131;p14" draw:style-name="gr25" draw:text-style-name="P23" draw:layer="layout" svg:width="0.001cm" svg:height="5.61cm" svg:x="27.863cm" svg:y="10.265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g>
        <draw:frame draw:name="Google Shape;132;p14" draw:style-name="gr26" draw:text-style-name="P27" draw:layer="layout" svg:width="9.924cm" svg:height="9.924cm" svg:x="0.254cm" svg:y="0cm">
          <draw:image xlink:href="Pictures/100002010000043800000438E2BF00532233308A.png" xlink:type="simple" xlink:show="embed" xlink:actuate="onLoad" loext:mime-type="image/png">
            <text:p/>
          </draw:image>
        </draw:frame>
        <draw:frame draw:name="Google Shape;133;p14" draw:style-name="gr27" draw:text-style-name="P27" draw:layer="layout" svg:width="10.158cm" svg:height="5.332cm" svg:x="17.019cm" svg:y="10.16cm">
          <draw:image xlink:href="Pictures/100002010000080000000800828857A08D30B3AA.png" xlink:type="simple" xlink:show="embed" xlink:actuate="onLoad" loext:mime-type="image/png">
            <text:p/>
          </draw:image>
        </draw:frame>
        <draw:frame draw:name="Google Shape;134;p14" draw:style-name="gr26" draw:text-style-name="P27" draw:layer="layout" svg:width="8.464cm" svg:height="1.589cm" svg:x="12.109cm" svg:y="4.572cm">
          <draw:image xlink:href="Pictures/10000201000003E8000000BC550E5EE3D4FD62E2.png" xlink:type="simple" xlink:show="embed" xlink:actuate="onLoad" loext:mime-type="image/png">
            <text:p/>
          </draw:image>
        </draw:frame>
        <presentation:notes draw:style-name="dp2">
          <draw:frame draw:name="Google Shape;60;g6450cfca65_0_0:notes" presentation:style-name="pr1" draw:text-style-name="P28" draw:layer="layout" svg:width="16.798cm" svg:height="13.364cm" svg:x="2.1cm" svg:y="14.107cm" presentation:class="notes" presentation:placeholder="true" presentation:user-transformed="true">
            <draw:text-box/>
          </draw:frame>
          <draw:page-thumbnail draw:name="Google Shape;61;g6450cfca65_0_0:notes" draw:style-name="gr28" draw:layer="layout" svg:width="13.999cm" svg:height="11.137cm" svg:x="3.501cm" svg:y="2.227cm" draw:page-number="1" presentation:class="page"/>
        </presentation:notes>
      </draw:page>
      <draw:page draw:name="page2" draw:style-name="dp1" draw:master-page-name="OBJECT" presentation:presentation-page-layout-name="AL2T11">
        <draw:custom-shape draw:name="Google Shape;139;p15" draw:style-name="gr29" draw:text-style-name="P31" draw:layer="layout" svg:width="11.045cm" svg:height="8.76cm" svg:x="1.4cm" svg:y="3.686cm">
          <text:p text:style-name="P29"><text:span text:style-name="T5">Twitter </text:span><text:span text:style-name="T6">#oSAS19 @openSUSE @openSUSEID</text:span></text:p>
          <text:p text:style-name="P30"><text:span text:style-name="T5"/></text:p>
          <text:p text:style-name="P29"><text:span text:style-name="T5">Facebook </text:span><text:span text:style-name="T6">#oSAS19</text:span></text:p>
          <text:p text:style-name="P30"><text:span text:style-name="T5"/></text:p>
          <text:p text:style-name="P29"><text:span text:style-name="T5">Instagram </text:span><text:span text:style-name="T6">#oSAS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gr30" draw:text-style-name="P33" draw:layer="layout" svg:width="11.045cm" svg:height="2.628cm" svg:x="1.4cm" svg:y="0.629cm">
          <text:p text:style-name="P32"><text:span text:style-name="T7">#oSAS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1;p15">
          <draw:custom-shape draw:name="Google Shape;142;p15" draw:style-name="gr31" draw:text-style-name="P34" draw:layer="layout" svg:width="5.386cm" svg:height="10.844cm" svg:x="15.195cm" svg:y="0.916cm">
            <text:p/>
            <draw:enhanced-geometry draw:mirror-horizontal="false" draw:mirror-vertical="false" svg:viewBox="0 0 0 0" drawooo:sub-view-size="5387 10845" draw:text-areas="0 0 ?f0 ?f1" draw:type="ooxml-non-primitive" draw:enhanced-path="M 729 0 C 325 0 0 317 0 710 0 3851 0 6992 0 10133 0 10527 325 10844 729 10844 753 10844 776 10844 800 10844 2086 10844 3372 10844 4657 10844 5061 10844 5386 10527 5386 10133 5386 6992 5386 3851 5386 710 5386 317 5061 0 4657 0 3372 0 2086 0 800 0 776 0 753 0 729 0 N">
              <draw:equation draw:name="f0" draw:formula="logwidth"/>
              <draw:equation draw:name="f1" draw:formula="logheight"/>
            </draw:enhanced-geometry>
          </draw:custom-shape>
          <draw:custom-shape draw:name="Google Shape;143;p15" draw:style-name="gr32" draw:text-style-name="P35" draw:layer="layout" svg:width="5.205cm" svg:height="10.648cm" svg:x="15.285cm" svg:y="1.014cm">
            <text:p/>
            <draw:enhanced-geometry draw:mirror-horizontal="false" draw:mirror-vertical="false" svg:viewBox="0 0 0 0" drawooo:sub-view-size="5206 10649" draw:text-areas="0 0 ?f0 ?f1" draw:type="ooxml-non-primitive" draw:enhanced-path="M 704 0 C 314 0 0 311 0 697 0 3781 0 6865 0 9950 0 10337 314 10648 704 10648 1970 10648 3235 10648 4501 10648 4892 10648 5205 10337 5205 9950 5205 6865 5205 3781 5205 697 5205 311 4892 0 4501 0 3235 0 1970 0 704 0 N">
              <draw:equation draw:name="f0" draw:formula="logwidth"/>
              <draw:equation draw:name="f1" draw:formula="logheight"/>
            </draw:enhanced-geometry>
          </draw:custom-shape>
          <draw:custom-shape draw:name="Google Shape;144;p15" draw:style-name="gr33" draw:text-style-name="P36" draw:layer="layout" svg:width="4.737cm" svg:height="10.184cm" svg:x="15.519cm" svg:y="1.246cm">
            <text:p/>
            <draw:enhanced-geometry draw:mirror-horizontal="false" draw:mirror-vertical="false" svg:viewBox="0 0 0 0" drawooo:sub-view-size="4738 10185" draw:text-areas="0 0 ?f0 ?f1" draw:type="ooxml-non-primitive" draw:enhanced-path="M 535 0 C 580 0 625 0 670 0 780 0 889 0 999 0 1030 0 1055 24 1055 55 1055 68 1055 80 1055 93 1055 96 1055 100 1055 103 1055 109 1055 114 1056 120 1056 122 1056 123 1056 125 1056 129 1057 132 1057 136 1057 137 1057 137 1057 138 1057 140 1058 142 1058 144 1058 146 1058 148 1059 150 1059 153 1060 155 1060 158 1061 160 1061 162 1061 164 1062 167 1063 170 1063 173 1064 174 1064 176 1064 177 1066 182 1067 186 1068 190 1069 192 1069 194 1070 196 1071 199 1072 201 1072 203 1073 206 1074 208 1075 210 1076 212 1077 214 1077 216 1078 218 1079 221 1080 223 1081 225 1082 227 1083 228 1084 231 1085 233 1086 236 1087 237 1088 239 1089 240 1090 243 1091 245 1093 248 1094 249 1094 250 1095 252 1097 254 1098 257 1100 259 1101 261 1101 262 1102 263 1104 265 1105 268 1107 271 1108 272 1109 273 1109 274 1111 276 1113 279 1115 281 1116 282 1116 282 1116 283 1171 352 1255 397 1351 397 2029 397 2708 397 3386 397 3482 397 3566 352 3621 283 3621 282 3622 282 3622 281 3624 279 3626 276 3628 274 3628 273 3629 272 3630 271 3632 268 3634 265 3635 263 3636 262 3637 261 3637 260 3639 257 3640 254 3642 252 3643 250 3643 249 3644 248 3646 245 3647 243 3648 240 3649 239 3650 237 3651 236 3652 233 3653 231 3654 228 3655 227 3656 225 3657 223 3658 221 3659 218 3660 216 3661 214 3661 212 3662 210 3663 208 3664 206 3665 203 3666 201 3666 198 3667 196 3668 194 3668 192 3669 190 3670 186 3672 182 3673 177 3673 176 3673 174 3674 173 3674 170 3675 167 3676 164 3676 162 3676 160 3678 158 3678 155 3679 153 3679 150 3680 148 3680 146 3680 144 3680 142 3681 140 3681 138 3681 137 3681 137 3681 136 3682 132 3682 129 3682 125 3682 123 3682 122 3682 120 3683 114 3683 109 3683 103 3683 100 3683 96 3683 93 3683 80 3683 68 3683 55 3683 24 3708 0 3738 0 3848 0 3958 0 4068 0 4113 0 4158 0 4203 0 4499 0 4737 236 4737 529 4737 3571 4737 6613 4737 9654 4737 9948 4499 10184 4203 10184 2980 10184 1757 10184 534 10184 238 10184 0 9948 0 9654 0 6613 0 3571 0 529 0 236 238 0 534 0 L 535 0 N">
              <draw:equation draw:name="f0" draw:formula="logwidth"/>
              <draw:equation draw:name="f1" draw:formula="logheight"/>
            </draw:enhanced-geometry>
          </draw:custom-shape>
          <draw:custom-shape draw:name="Google Shape;145;p15" draw:style-name="gr34" draw:text-style-name="P37" draw:layer="layout" svg:width="0.774cm" svg:height="10.648cm" svg:x="15.285cm" svg:y="1.014cm">
            <text:p/>
            <draw:enhanced-geometry draw:mirror-horizontal="false" draw:mirror-vertical="false" svg:viewBox="0 0 0 0" drawooo:sub-view-size="775 10649" draw:text-areas="0 0 ?f0 ?f1" draw:type="ooxml-non-primitive" draw:enhanced-path="M 704 0 C 314 0 0 311 0 697 0 3781 0 6865 0 9950 0 10337 314 10648 704 10648 728 10648 751 10648 774 10648 385 10648 70 10337 70 9950 70 6865 70 3781 70 697 70 311 385 0 774 0 751 0 728 0 704 0 N">
              <draw:equation draw:name="f0" draw:formula="logwidth"/>
              <draw:equation draw:name="f1" draw:formula="logheight"/>
            </draw:enhanced-geometry>
          </draw:custom-shape>
          <draw:custom-shape draw:name="Google Shape;146;p15" draw:style-name="gr35" draw:text-style-name="P38" draw:layer="layout" svg:width="0.682cm" svg:height="0.104cm" svg:x="17.547cm" svg:y="1.352cm">
            <text:p/>
            <draw:enhanced-geometry draw:mirror-horizontal="false" draw:mirror-vertical="false" svg:viewBox="0 0 0 0" drawooo:sub-view-size="683 105" draw:text-areas="0 0 ?f0 ?f1"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47;p15" draw:style-name="gr36" draw:text-style-name="P38" draw:layer="layout" svg:width="0.178cm" svg:height="0.175cm" svg:x="18.377cm" svg:y="1.322cm">
            <text:p/>
            <draw:enhanced-geometry draw:mirror-horizontal="false" draw:mirror-vertical="false" svg:viewBox="0 0 0 0" drawooo:sub-view-size="179 176" draw:text-areas="0 0 ?f0 ?f1" draw:type="ooxml-non-primitive" draw:enhanced-path="M 178 88 C 178 104 174 117 166 131 157 145 147 156 133 164 119 172 105 175 89 175 73 175 59 172 44 164 30 156 20 145 12 131 4 117 0 105 0 88 0 72 4 58 12 44 20 30 30 20 44 12 59 4 73 0 89 0 105 0 119 4 133 12 147 20 157 30 166 44 174 58 178 71 178 88 N">
              <draw:equation draw:name="f0" draw:formula="logwidth"/>
              <draw:equation draw:name="f1" draw:formula="logheight"/>
            </draw:enhanced-geometry>
          </draw:custom-shape>
          <draw:custom-shape draw:name="Google Shape;148;p15" draw:style-name="gr37" draw:text-style-name="P39" draw:layer="layout" svg:width="0.089cm" svg:height="0.087cm" svg:x="18.422cm" svg:y="1.366cm">
            <text:p/>
            <draw:enhanced-geometry draw:mirror-horizontal="false" draw:mirror-vertical="false" svg:viewBox="0 0 0 0" drawooo:sub-view-size="90 88" draw:text-areas="0 0 ?f0 ?f1" draw:type="ooxml-non-primitive" draw:enhanced-path="M 89 44 C 89 52 87 59 83 66 79 73 74 78 67 82 60 86 52 87 44 87 36 87 29 86 22 82 15 78 10 73 6 66 2 59 0 52 0 44 0 36 2 29 6 22 10 15 15 10 22 6 29 2 36 0 44 0 52 0 60 2 67 6 74 10 79 15 83 22 87 29 89 36 89 44 N">
              <draw:equation draw:name="f0" draw:formula="logwidth"/>
              <draw:equation draw:name="f1" draw:formula="logheight"/>
            </draw:enhanced-geometry>
          </draw:custom-shape>
          <draw:custom-shape draw:name="Google Shape;149;p15" draw:style-name="gr38" draw:text-style-name="P40" draw:layer="layout" svg:width="0.653cm" svg:height="0.136cm" svg:x="19.341cm" svg:y="1.488cm">
            <text:p/>
            <draw:enhanced-geometry draw:mirror-horizontal="false" draw:mirror-vertical="false" svg:viewBox="0 0 0 0" drawooo:sub-view-size="654 137" draw:text-areas="0 0 ?f0 ?f1" draw:type="ooxml-non-primitive" draw:enhanced-path="M 0 39 C 5 44 9 48 14 53 34 33 63 20 94 20 125 20 153 33 175 53 179 48 184 44 189 39 164 15 131 0 94 0 58 0 24 15 0 39 M 350 7 C 336 7 325 18 325 32 325 58 325 84 325 110 325 124 336 136 350 136 434 136 517 136 600 136 615 136 627 124 627 110 627 84 627 58 627 32 627 18 615 7 600 7 517 7 434 7 350 7 M 350 17 C 434 17 517 17 600 17 610 17 617 23 617 32 617 58 617 84 617 110 617 119 610 126 600 126 517 126 434 126 350 126 342 126 335 119 335 110 335 84 335 58 335 32 335 23 342 17 350 17 M 360 26 C 351 26 345 33 345 41 345 61 345 81 345 101 345 109 351 116 360 116 395 116 430 116 465 116 487 116 508 116 530 116 535 116 541 116 546 116 546 111 546 106 546 101 546 81 546 61 546 41 546 36 546 31 546 26 541 26 535 26 530 26 508 26 487 26 465 26 430 26 395 26 360 26 M 94 43 C 69 43 46 53 30 69 35 74 40 79 44 84 58 71 75 63 94 63 113 63 131 71 143 84 148 79 153 74 157 69 141 53 119 43 94 43 M 632 97 C 635 97 638 96 640 94 644 92 646 89 649 85 651 81 653 77 653 73 653 68 652 64 649 60 647 56 644 53 640 51 638 50 635 49 632 48 632 64 632 81 632 97 M 94 85 C 85 85 78 87 70 92 67 94 64 96 61 99 72 110 83 122 94 133 105 122 117 110 128 99 125 96 122 94 118 92 110 87 103 85 94 85 N">
              <draw:equation draw:name="f0" draw:formula="logwidth"/>
              <draw:equation draw:name="f1" draw:formula="logheight"/>
            </draw:enhanced-geometry>
          </draw:custom-shape>
          <draw:custom-shape draw:name="Google Shape;150;p15" draw:style-name="gr39" draw:text-style-name="P41" draw:layer="layout" svg:width="4.203cm" svg:height="0.066cm" svg:x="15.787cm" svg:y="0.916cm">
            <text:p/>
            <draw:enhanced-geometry draw:mirror-horizontal="false" draw:mirror-vertical="false" svg:viewBox="0 0 0 0" drawooo:sub-view-size="4204 67" draw:text-areas="0 0 ?f0 ?f1" draw:type="ooxml-non-primitive" draw:enhanced-path="M 137 0 C 90 0 44 4 0 12 82 47 173 66 268 66 291 66 314 66 336 66 1535 66 2735 66 3934 66 4030 66 4121 47 4203 12 4159 4 4112 0 4066 0 2780 0 1495 0 209 0 185 0 161 0 137 0 N">
              <draw:equation draw:name="f0" draw:formula="logwidth"/>
              <draw:equation draw:name="f1" draw:formula="logheight"/>
            </draw:enhanced-geometry>
          </draw:custom-shape>
          <draw:custom-shape draw:name="Google Shape;151;p15" draw:style-name="gr39" draw:text-style-name="P41" draw:layer="layout" svg:width="4.203cm" svg:height="0.066cm" svg:x="15.787cm" svg:y="11.694cm">
            <text:p/>
            <draw:enhanced-geometry draw:mirror-horizontal="false" draw:mirror-vertical="false" svg:viewBox="0 0 0 0" drawooo:sub-view-size="4204 67" draw:text-areas="0 0 ?f0 ?f1" draw:type="ooxml-non-primitive" draw:enhanced-path="M 137 66 C 90 66 44 62 0 54 82 19 173 0 268 0 291 0 314 0 336 0 1535 0 2735 0 3934 0 4030 0 4121 19 4203 54 4159 62 4112 66 4066 66 2780 66 1495 66 209 66 185 66 161 66 137 66 N">
              <draw:equation draw:name="f0" draw:formula="logwidth"/>
              <draw:equation draw:name="f1" draw:formula="logheight"/>
            </draw:enhanced-geometry>
          </draw:custom-shape>
          <draw:custom-shape draw:name="Google Shape;152;p15" draw:style-name="gr40" draw:text-style-name="P42" draw:layer="layout" svg:width="0.039cm" svg:height="0.414cm" svg:x="15.156cm" svg:y="2.395cm">
            <text:p/>
            <draw:enhanced-geometry draw:mirror-horizontal="false" draw:mirror-vertical="false" svg:viewBox="0 0 0 0" drawooo:sub-view-size="40 415" draw:text-areas="0 0 ?f0 ?f1" draw:type="ooxml-non-primitive" draw:enhanced-path="M 39 0 C 17 0 0 18 0 40 0 152 0 263 0 375 0 397 17 414 39 414 39 276 39 138 39 0 N">
              <draw:equation draw:name="f0" draw:formula="logwidth"/>
              <draw:equation draw:name="f1" draw:formula="logheight"/>
            </draw:enhanced-geometry>
          </draw:custom-shape>
          <draw:custom-shape draw:name="Google Shape;153;p15" draw:style-name="gr41" draw:text-style-name="P43" draw:layer="layout" svg:width="0.031cm" svg:height="0.414cm" svg:x="15.164cm" svg:y="2.395cm">
            <text:p/>
            <draw:enhanced-geometry draw:mirror-horizontal="false" draw:mirror-vertical="false" svg:viewBox="0 0 0 0" drawooo:sub-view-size="32 415" draw:text-areas="0 0 ?f0 ?f1" draw:type="ooxml-non-primitive" draw:enhanced-path="M 31 0 C 13 0 0 14 0 31 0 148 0 266 0 383 0 400 13 414 31 414 31 276 31 138 31 0 N">
              <draw:equation draw:name="f0" draw:formula="logwidth"/>
              <draw:equation draw:name="f1" draw:formula="logheight"/>
            </draw:enhanced-geometry>
          </draw:custom-shape>
          <draw:custom-shape draw:name="Google Shape;154;p15" draw:style-name="gr42" draw:text-style-name="P42" draw:layer="layout" svg:width="0.039cm" svg:height="0.782cm" svg:x="15.156cm" svg:y="3.163cm">
            <text:p/>
            <draw:enhanced-geometry draw:mirror-horizontal="false" draw:mirror-vertical="false" svg:viewBox="0 0 0 0" drawooo:sub-view-size="40 783" draw:text-areas="0 0 ?f0 ?f1"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55;p15" draw:style-name="gr43" draw:text-style-name="P43" draw:layer="layout" svg:width="0.031cm" svg:height="0.782cm" svg:x="15.164cm" svg:y="3.163cm">
            <text:p/>
            <draw:enhanced-geometry draw:mirror-horizontal="false" draw:mirror-vertical="false" svg:viewBox="0 0 0 0" drawooo:sub-view-size="32 783" draw:text-areas="0 0 ?f0 ?f1" draw:type="ooxml-non-primitive" draw:enhanced-path="M 31 0 C 13 0 0 14 0 31 0 271 0 512 0 752 0 769 13 782 31 782 31 521 31 261 31 0 N">
              <draw:equation draw:name="f0" draw:formula="logwidth"/>
              <draw:equation draw:name="f1" draw:formula="logheight"/>
            </draw:enhanced-geometry>
          </draw:custom-shape>
          <draw:custom-shape draw:name="Google Shape;156;p15" draw:style-name="gr44" draw:text-style-name="P42" draw:layer="layout" svg:width="0.039cm" svg:height="0.783cm" svg:x="15.156cm" svg:y="4.145cm">
            <text:p/>
            <draw:enhanced-geometry draw:mirror-horizontal="false" draw:mirror-vertical="false" svg:viewBox="0 0 0 0" drawooo:sub-view-size="40 784" draw:text-areas="0 0 ?f0 ?f1" draw:type="ooxml-non-primitive" draw:enhanced-path="M 39 0 C 17 0 0 17 0 39 0 274 0 509 0 744 0 765 17 783 39 783 39 522 39 261 39 0 N">
              <draw:equation draw:name="f0" draw:formula="logwidth"/>
              <draw:equation draw:name="f1" draw:formula="logheight"/>
            </draw:enhanced-geometry>
          </draw:custom-shape>
          <draw:custom-shape draw:name="Google Shape;157;p15" draw:style-name="gr45" draw:text-style-name="P43" draw:layer="layout" svg:width="0.031cm" svg:height="0.783cm" svg:x="15.164cm" svg:y="4.145cm">
            <text:p/>
            <draw:enhanced-geometry draw:mirror-horizontal="false" draw:mirror-vertical="false" svg:viewBox="0 0 0 0" drawooo:sub-view-size="32 784" draw:text-areas="0 0 ?f0 ?f1" draw:type="ooxml-non-primitive" draw:enhanced-path="M 31 0 C 13 0 0 14 0 31 0 271 0 512 0 752 0 769 13 783 31 783 31 522 31 261 31 0 N">
              <draw:equation draw:name="f0" draw:formula="logwidth"/>
              <draw:equation draw:name="f1" draw:formula="logheight"/>
            </draw:enhanced-geometry>
          </draw:custom-shape>
          <draw:custom-shape draw:name="Google Shape;158;p15" draw:style-name="gr46" draw:text-style-name="P44" draw:layer="layout" svg:width="1.546cm" svg:height="0.078cm" svg:x="17.115cm" svg:y="11.165cm">
            <text:p/>
            <draw:enhanced-geometry draw:mirror-horizontal="false" draw:mirror-vertical="false" svg:viewBox="0 0 0 0" drawooo:sub-view-size="1547 79" draw:text-areas="0 0 ?f0 ?f1" draw:type="ooxml-non-primitive" draw:enhanced-path="M 773 78 C 1018 78 1262 78 1507 78 1529 78 1546 61 1546 39 1546 18 1529 0 1507 0 1018 0 528 0 39 0 17 0 0 18 0 39 0 61 17 78 39 78 284 78 528 78 773 78 N">
              <draw:equation draw:name="f0" draw:formula="logwidth"/>
              <draw:equation draw:name="f1" draw:formula="logheight"/>
            </draw:enhanced-geometry>
          </draw:custom-shape>
          <draw:custom-shape draw:name="Google Shape;159;p15" draw:style-name="gr47" draw:text-style-name="P45" draw:layer="layout" svg:width="0.651cm" svg:height="10.184cm" svg:x="15.519cm" svg:y="1.246cm">
            <text:p/>
            <draw:enhanced-geometry draw:mirror-horizontal="false" draw:mirror-vertical="false" svg:viewBox="0 0 0 0" drawooo:sub-view-size="652 10185" draw:text-areas="0 0 ?f0 ?f1" draw:type="ooxml-non-primitive" draw:enhanced-path="M 535 0 C 238 0 0 236 0 529 0 3571 0 6613 0 9654 0 9948 238 10184 535 10184 574 10184 612 10184 651 10184 355 10184 117 9948 117 9654 117 6613 117 3571 117 529 117 236 355 0 651 0 612 0 574 0 535 0 N">
              <draw:equation draw:name="f0" draw:formula="logwidth"/>
              <draw:equation draw:name="f1" draw:formula="logheight"/>
            </draw:enhanced-geometry>
          </draw:custom-shape>
        </draw:g>
        <draw:g draw:name="Google Shape;160;p15">
          <draw:custom-shape draw:name="Google Shape;161;p15" draw:style-name="gr31" draw:text-style-name="P34" draw:layer="layout" svg:width="5.386cm" svg:height="10.844cm" svg:x="21.327cm" svg:y="3.988cm">
            <text:p/>
            <draw:enhanced-geometry draw:mirror-horizontal="false" draw:mirror-vertical="false" svg:viewBox="0 0 0 0" drawooo:sub-view-size="5387 10845" draw:text-areas="0 0 ?f0 ?f1" draw:type="ooxml-non-primitive" draw:enhanced-path="M 729 0 C 325 0 0 316 0 710 0 3851 0 6992 0 10133 0 10527 325 10844 729 10844 753 10844 776 10844 800 10844 2086 10844 3372 10844 4657 10844 5061 10844 5386 10527 5386 10133 5386 6992 5386 3851 5386 710 5386 316 5061 0 4657 0 3372 0 2086 0 800 0 776 0 753 0 729 0 N">
              <draw:equation draw:name="f0" draw:formula="logwidth"/>
              <draw:equation draw:name="f1" draw:formula="logheight"/>
            </draw:enhanced-geometry>
          </draw:custom-shape>
          <draw:custom-shape draw:name="Google Shape;162;p15" draw:style-name="gr32" draw:text-style-name="P35" draw:layer="layout" svg:width="5.205cm" svg:height="10.648cm" svg:x="21.417cm" svg:y="4.086cm">
            <text:p/>
            <draw:enhanced-geometry draw:mirror-horizontal="false" draw:mirror-vertical="false" svg:viewBox="0 0 0 0" drawooo:sub-view-size="5206 10649" draw:text-areas="0 0 ?f0 ?f1" draw:type="ooxml-non-primitive" draw:enhanced-path="M 704 0 C 314 0 0 311 0 697 0 3781 0 6865 0 9950 0 10337 314 10648 704 10648 1970 10648 3235 10648 4501 10648 4892 10648 5205 10337 5205 9950 5205 6865 5205 3781 5205 697 5205 311 4892 0 4501 0 3235 0 1970 0 704 0 N">
              <draw:equation draw:name="f0" draw:formula="logwidth"/>
              <draw:equation draw:name="f1" draw:formula="logheight"/>
            </draw:enhanced-geometry>
          </draw:custom-shape>
          <draw:custom-shape draw:name="Google Shape;163;p15" draw:style-name="gr48" draw:text-style-name="P35" draw:layer="layout" svg:width="4.737cm" svg:height="10.184cm" svg:x="21.651cm" svg:y="4.318cm">
            <text:p/>
            <draw:enhanced-geometry draw:mirror-horizontal="false" draw:mirror-vertical="false" svg:viewBox="0 0 0 0" drawooo:sub-view-size="4738 10185" draw:text-areas="0 0 ?f0 ?f1" draw:type="ooxml-non-primitive" draw:enhanced-path="M 535 0 C 580 0 625 0 670 0 780 0 889 0 999 0 1030 0 1055 24 1055 55 1055 68 1055 80 1055 93 1055 96 1055 100 1055 103 1055 109 1055 114 1056 120 1056 121 1056 123 1056 125 1056 129 1057 132 1057 136 1057 137 1057 137 1057 138 1057 140 1058 142 1058 144 1058 146 1059 148 1059 149 1059 152 1060 155 1060 158 1061 160 1061 162 1061 163 1062 167 1063 170 1063 173 1064 174 1064 176 1064 177 1066 181 1067 186 1068 190 1069 192 1070 194 1070 196 1071 198 1072 201 1073 203 1073 205 1074 208 1075 210 1076 212 1077 214 1077 216 1078 218 1079 220 1080 223 1081 225 1082 226 1083 228 1084 231 1085 233 1087 235 1087 237 1088 238 1089 240 1090 242 1092 245 1093 247 1094 249 1095 250 1095 252 1097 254 1098 257 1100 259 1101 260 1101 261 1102 263 1104 265 1105 268 1107 270 1108 271 1109 272 1109 273 1111 276 1113 279 1115 281 1116 282 1116 282 1117 283 1171 352 1255 397 1351 397 2030 397 2708 397 3387 397 3482 397 3566 352 3621 283 3621 282 3622 282 3622 281 3624 279 3626 276 3628 273 3629 272 3629 271 3630 270 3632 268 3634 265 3635 262 3636 261 3637 260 3637 259 3639 257 3641 254 3642 251 3643 250 3644 249 3644 248 3646 245 3647 243 3648 240 3649 238 3650 237 3651 235 3652 233 3653 231 3654 228 3655 226 3656 225 3657 223 3658 220 3659 218 3660 216 3661 214 3661 212 3662 210 3663 208 3664 205 3665 203 3666 201 3666 198 3667 196 3668 194 3669 192 3669 190 3670 186 3672 181 3673 177 3673 176 3673 174 3674 173 3675 170 3675 167 3676 163 3676 162 3678 160 3678 158 3678 155 3679 152 3679 149 3680 148 3680 146 3680 144 3680 142 3681 140 3681 138 3681 137 3681 137 3681 136 3682 132 3682 129 3682 125 3682 123 3683 121 3683 120 3683 114 3683 109 3683 103 3683 100 3683 96 3683 93 3683 80 3683 68 3683 55 3683 24 3708 0 3738 0 3848 0 3958 0 4068 0 4113 0 4158 0 4203 0 4499 0 4737 236 4737 529 4737 3571 4737 6613 4737 9654 4737 9948 4499 10184 4203 10184 2980 10184 1758 10184 535 10184 238 10184 0 9948 0 9654 0 6613 0 3571 0 529 0 236 238 0 535 0 N">
              <draw:equation draw:name="f0" draw:formula="logwidth"/>
              <draw:equation draw:name="f1" draw:formula="logheight"/>
            </draw:enhanced-geometry>
          </draw:custom-shape>
          <draw:custom-shape draw:name="Google Shape;164;p15" draw:style-name="gr34" draw:text-style-name="P37" draw:layer="layout" svg:width="0.774cm" svg:height="10.648cm" svg:x="21.417cm" svg:y="4.086cm">
            <text:p/>
            <draw:enhanced-geometry draw:mirror-horizontal="false" draw:mirror-vertical="false" svg:viewBox="0 0 0 0" drawooo:sub-view-size="775 10649" draw:text-areas="0 0 ?f0 ?f1" draw:type="ooxml-non-primitive" draw:enhanced-path="M 704 0 C 314 0 0 311 0 697 0 3781 0 6865 0 9950 0 10337 314 10648 704 10648 728 10648 751 10648 774 10648 385 10648 70 10337 70 9950 70 6865 70 3781 70 697 70 311 385 0 774 0 751 0 728 0 704 0 N">
              <draw:equation draw:name="f0" draw:formula="logwidth"/>
              <draw:equation draw:name="f1" draw:formula="logheight"/>
            </draw:enhanced-geometry>
          </draw:custom-shape>
          <draw:custom-shape draw:name="Google Shape;165;p15" draw:style-name="gr35" draw:text-style-name="P38" draw:layer="layout" svg:width="0.682cm" svg:height="0.104cm" svg:x="23.679cm" svg:y="4.424cm">
            <text:p/>
            <draw:enhanced-geometry draw:mirror-horizontal="false" draw:mirror-vertical="false" svg:viewBox="0 0 0 0" drawooo:sub-view-size="683 105" draw:text-areas="0 0 ?f0 ?f1"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66;p15" draw:style-name="gr36" draw:text-style-name="P38" draw:layer="layout" svg:width="0.178cm" svg:height="0.175cm" svg:x="24.509cm" svg:y="4.394cm">
            <text:p/>
            <draw:enhanced-geometry draw:mirror-horizontal="false" draw:mirror-vertical="false" svg:viewBox="0 0 0 0" drawooo:sub-view-size="179 176" draw:text-areas="0 0 ?f0 ?f1" draw:type="ooxml-non-primitive" draw:enhanced-path="M 178 87 C 178 104 174 117 166 131 157 145 147 155 133 163 119 171 105 175 89 175 73 175 59 171 44 163 30 155 20 145 12 131 4 117 0 104 0 87 0 71 4 58 12 44 20 30 30 19 44 11 59 3 73 0 89 0 105 0 119 3 133 11 147 19 157 30 166 44 174 58 178 71 178 87 N">
              <draw:equation draw:name="f0" draw:formula="logwidth"/>
              <draw:equation draw:name="f1" draw:formula="logheight"/>
            </draw:enhanced-geometry>
          </draw:custom-shape>
          <draw:custom-shape draw:name="Google Shape;167;p15" draw:style-name="gr37" draw:text-style-name="P39" draw:layer="layout" svg:width="0.089cm" svg:height="0.087cm" svg:x="24.554cm" svg:y="4.438cm">
            <text:p/>
            <draw:enhanced-geometry draw:mirror-horizontal="false" draw:mirror-vertical="false" svg:viewBox="0 0 0 0" drawooo:sub-view-size="90 88" draw:text-areas="0 0 ?f0 ?f1" draw:type="ooxml-non-primitive" draw:enhanced-path="M 89 43 C 89 51 87 58 83 65 79 72 74 77 67 81 60 85 52 87 44 87 36 87 29 85 22 81 15 77 10 72 6 65 2 58 0 51 0 43 0 35 2 28 6 21 10 14 15 9 22 5 29 1 36 0 44 0 52 0 60 1 67 5 74 9 79 14 83 21 87 28 89 35 89 43 N">
              <draw:equation draw:name="f0" draw:formula="logwidth"/>
              <draw:equation draw:name="f1" draw:formula="logheight"/>
            </draw:enhanced-geometry>
          </draw:custom-shape>
          <draw:custom-shape draw:name="Google Shape;168;p15" draw:style-name="gr38" draw:text-style-name="P40" draw:layer="layout" svg:width="0.653cm" svg:height="0.135cm" svg:x="25.473cm" svg:y="4.56cm">
            <text:p/>
            <draw:enhanced-geometry draw:mirror-horizontal="false" draw:mirror-vertical="false" svg:viewBox="0 0 0 0" drawooo:sub-view-size="654 136" draw:text-areas="0 0 ?f0 ?f1" draw:type="ooxml-non-primitive" draw:enhanced-path="M 0 39 C 5 44 9 48 14 53 34 33 63 20 94 20 125 20 154 33 175 53 179 48 184 44 189 39 164 15 131 0 94 0 58 0 24 15 0 39 M 350 6 C 336 6 325 18 325 32 325 58 325 84 325 110 325 124 336 135 350 135 434 135 518 135 601 135 615 135 627 124 627 110 627 84 627 58 627 32 627 18 615 6 601 6 518 6 434 6 350 6 M 350 16 C 434 16 518 16 601 16 610 16 617 23 617 32 617 58 617 84 617 110 617 119 610 125 601 125 518 125 434 125 350 125 342 125 335 119 335 110 335 84 335 58 335 32 335 23 342 16 350 16 M 360 26 C 352 26 345 33 345 41 345 61 345 80 345 100 345 109 352 116 360 116 395 116 430 116 465 116 487 116 508 116 530 116 535 116 541 116 546 116 546 111 546 105 546 100 546 80 546 61 546 41 546 36 546 31 546 26 541 26 535 26 530 26 508 26 487 26 465 26 430 26 395 26 360 26 M 94 43 C 69 43 46 53 30 69 35 74 40 78 44 83 58 71 74 63 94 63 114 63 131 71 144 83 149 78 154 74 158 69 141 53 119 43 94 43 M 632 97 C 635 97 638 96 640 94 644 92 646 89 649 85 651 81 653 77 653 73 L 653 72 C 653 68 652 64 649 60 647 56 644 53 640 51 638 49 635 49 632 48 632 64 632 81 632 97 M 94 85 C 86 85 78 87 71 91 67 94 64 96 61 99 72 110 83 122 94 133 105 122 117 110 128 99 125 96 122 94 118 91 111 87 103 85 94 85 N">
              <draw:equation draw:name="f0" draw:formula="logwidth"/>
              <draw:equation draw:name="f1" draw:formula="logheight"/>
            </draw:enhanced-geometry>
          </draw:custom-shape>
          <draw:custom-shape draw:name="Google Shape;169;p15" draw:style-name="gr39" draw:text-style-name="P41" draw:layer="layout" svg:width="4.203cm" svg:height="0.066cm" svg:x="21.919cm" svg:y="3.988cm">
            <text:p/>
            <draw:enhanced-geometry draw:mirror-horizontal="false" draw:mirror-vertical="false" svg:viewBox="0 0 0 0" drawooo:sub-view-size="4204 67" draw:text-areas="0 0 ?f0 ?f1" draw:type="ooxml-non-primitive" draw:enhanced-path="M 137 0 C 90 0 44 4 0 12 82 46 173 66 268 66 291 66 314 66 336 66 1535 66 2735 66 3934 66 4030 66 4121 46 4203 12 4159 4 4112 0 4066 0 2780 0 1495 0 209 0 185 0 161 0 137 0 N">
              <draw:equation draw:name="f0" draw:formula="logwidth"/>
              <draw:equation draw:name="f1" draw:formula="logheight"/>
            </draw:enhanced-geometry>
          </draw:custom-shape>
          <draw:custom-shape draw:name="Google Shape;170;p15" draw:style-name="gr39" draw:text-style-name="P41" draw:layer="layout" svg:width="4.203cm" svg:height="0.066cm" svg:x="21.919cm" svg:y="14.766cm">
            <text:p/>
            <draw:enhanced-geometry draw:mirror-horizontal="false" draw:mirror-vertical="false" svg:viewBox="0 0 0 0" drawooo:sub-view-size="4204 67" draw:text-areas="0 0 ?f0 ?f1" draw:type="ooxml-non-primitive" draw:enhanced-path="M 137 66 C 90 66 44 62 0 53 82 19 173 0 268 0 291 0 314 0 336 0 1535 0 2735 0 3934 0 4030 0 4121 19 4203 53 4159 62 4112 66 4066 66 2780 66 1495 66 209 66 185 66 161 66 137 66 N">
              <draw:equation draw:name="f0" draw:formula="logwidth"/>
              <draw:equation draw:name="f1" draw:formula="logheight"/>
            </draw:enhanced-geometry>
          </draw:custom-shape>
          <draw:custom-shape draw:name="Google Shape;171;p15" draw:style-name="gr40" draw:text-style-name="P42" draw:layer="layout" svg:width="0.039cm" svg:height="0.414cm" svg:x="21.288cm" svg:y="5.466cm">
            <text:p/>
            <draw:enhanced-geometry draw:mirror-horizontal="false" draw:mirror-vertical="false" svg:viewBox="0 0 0 0" drawooo:sub-view-size="40 415" draw:text-areas="0 0 ?f0 ?f1" draw:type="ooxml-non-primitive" draw:enhanced-path="M 39 0 C 17 0 0 18 0 39 0 151 0 263 0 375 0 397 17 414 39 414 39 276 39 138 39 0 N">
              <draw:equation draw:name="f0" draw:formula="logwidth"/>
              <draw:equation draw:name="f1" draw:formula="logheight"/>
            </draw:enhanced-geometry>
          </draw:custom-shape>
          <draw:custom-shape draw:name="Google Shape;172;p15" draw:style-name="gr41" draw:text-style-name="P43" draw:layer="layout" svg:width="0.031cm" svg:height="0.414cm" svg:x="21.296cm" svg:y="5.466cm">
            <text:p/>
            <draw:enhanced-geometry draw:mirror-horizontal="false" draw:mirror-vertical="false" svg:viewBox="0 0 0 0" drawooo:sub-view-size="32 415" draw:text-areas="0 0 ?f0 ?f1" draw:type="ooxml-non-primitive" draw:enhanced-path="M 31 0 C 14 0 0 14 0 31 0 148 0 266 0 383 0 400 14 414 31 414 31 276 31 138 31 0 N">
              <draw:equation draw:name="f0" draw:formula="logwidth"/>
              <draw:equation draw:name="f1" draw:formula="logheight"/>
            </draw:enhanced-geometry>
          </draw:custom-shape>
          <draw:custom-shape draw:name="Google Shape;173;p15" draw:style-name="gr42" draw:text-style-name="P42" draw:layer="layout" svg:width="0.039cm" svg:height="0.782cm" svg:x="21.288cm" svg:y="6.235cm">
            <text:p/>
            <draw:enhanced-geometry draw:mirror-horizontal="false" draw:mirror-vertical="false" svg:viewBox="0 0 0 0" drawooo:sub-view-size="40 783" draw:text-areas="0 0 ?f0 ?f1"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74;p15" draw:style-name="gr43" draw:text-style-name="P43" draw:layer="layout" svg:width="0.031cm" svg:height="0.782cm" svg:x="21.296cm" svg:y="6.235cm">
            <text:p/>
            <draw:enhanced-geometry draw:mirror-horizontal="false" draw:mirror-vertical="false" svg:viewBox="0 0 0 0" drawooo:sub-view-size="32 783" draw:text-areas="0 0 ?f0 ?f1" draw:type="ooxml-non-primitive" draw:enhanced-path="M 31 0 C 14 0 0 13 0 31 0 271 0 511 0 751 0 769 14 782 31 782 31 521 31 261 31 0 N">
              <draw:equation draw:name="f0" draw:formula="logwidth"/>
              <draw:equation draw:name="f1" draw:formula="logheight"/>
            </draw:enhanced-geometry>
          </draw:custom-shape>
          <draw:custom-shape draw:name="Google Shape;175;p15" draw:style-name="gr42" draw:text-style-name="P42" draw:layer="layout" svg:width="0.039cm" svg:height="0.782cm" svg:x="21.288cm" svg:y="7.217cm">
            <text:p/>
            <draw:enhanced-geometry draw:mirror-horizontal="false" draw:mirror-vertical="false" svg:viewBox="0 0 0 0" drawooo:sub-view-size="40 783" draw:text-areas="0 0 ?f0 ?f1"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76;p15" draw:style-name="gr43" draw:text-style-name="P43" draw:layer="layout" svg:width="0.031cm" svg:height="0.782cm" svg:x="21.296cm" svg:y="7.217cm">
            <text:p/>
            <draw:enhanced-geometry draw:mirror-horizontal="false" draw:mirror-vertical="false" svg:viewBox="0 0 0 0" drawooo:sub-view-size="32 783" draw:text-areas="0 0 ?f0 ?f1" draw:type="ooxml-non-primitive" draw:enhanced-path="M 31 0 C 14 0 0 14 0 31 0 271 0 512 0 752 0 769 14 782 31 782 31 521 31 261 31 0 N">
              <draw:equation draw:name="f0" draw:formula="logwidth"/>
              <draw:equation draw:name="f1" draw:formula="logheight"/>
            </draw:enhanced-geometry>
          </draw:custom-shape>
          <draw:custom-shape draw:name="Google Shape;177;p15" draw:style-name="gr46" draw:text-style-name="P44" draw:layer="layout" svg:width="1.546cm" svg:height="0.077cm" svg:x="23.247cm" svg:y="14.237cm">
            <text:p/>
            <draw:enhanced-geometry draw:mirror-horizontal="false" draw:mirror-vertical="false" svg:viewBox="0 0 0 0" drawooo:sub-view-size="1547 78" draw:text-areas="0 0 ?f0 ?f1" draw:type="ooxml-non-primitive" draw:enhanced-path="M 773 77 C 1018 77 1262 77 1507 77 1529 77 1546 61 1546 39 1546 18 1529 0 1507 0 1018 0 528 0 39 0 17 0 0 18 0 39 0 61 17 77 39 77 284 77 528 77 773 77 N">
              <draw:equation draw:name="f0" draw:formula="logwidth"/>
              <draw:equation draw:name="f1" draw:formula="logheight"/>
            </draw:enhanced-geometry>
          </draw:custom-shape>
          <draw:custom-shape draw:name="Google Shape;178;p15" draw:style-name="gr49" draw:text-style-name="P46" draw:layer="layout" svg:width="0.651cm" svg:height="10.184cm" svg:x="21.651cm" svg:y="4.318cm">
            <text:p/>
            <draw:enhanced-geometry draw:mirror-horizontal="false" draw:mirror-vertical="false" svg:viewBox="0 0 0 0" drawooo:sub-view-size="652 10185" draw:text-areas="0 0 ?f0 ?f1" draw:type="ooxml-non-primitive" draw:enhanced-path="M 535 0 C 238 0 0 236 0 529 0 3571 0 6613 0 9654 0 9948 238 10184 535 10184 574 10184 612 10184 651 10184 355 10184 117 9948 117 9654 117 6613 117 3571 117 529 117 236 355 0 651 0 612 0 574 0 535 0 N">
              <draw:equation draw:name="f0" draw:formula="logwidth"/>
              <draw:equation draw:name="f1" draw:formula="logheight"/>
            </draw:enhanced-geometry>
          </draw:custom-shape>
          <draw:frame draw:name="Google Shape;179;p15" draw:style-name="gr26" draw:text-style-name="P27" draw:layer="layout" svg:width="3.974cm" svg:height="2.866cm" svg:x="22.072cm" svg:y="7.728cm">
            <draw:image xlink:href="Pictures/10000201000003560000026800534863CC22B5B3.png" xlink:type="simple" xlink:show="embed" xlink:actuate="onLoad" loext:mime-type="image/png">
              <text:p/>
            </draw:image>
          </draw:frame>
        </draw:g>
        <draw:g draw:name="Google Shape;180;p15">
          <draw:custom-shape draw:name="Google Shape;181;p15" draw:style-name="gr50" draw:text-style-name="P34" draw:layer="layout" svg:width="5.386cm" svg:height="2.996cm" svg:x="21.327cm" svg:y="0cm">
            <text:p/>
            <draw:enhanced-geometry draw:mirror-horizontal="false" draw:mirror-vertical="false" svg:viewBox="0 0 0 0" drawooo:sub-view-size="5387 2997" draw:text-areas="0 0 ?f0 ?f1" draw:type="ooxml-non-primitive" draw:enhanced-path="M 0 0 C 0 762 0 1524 0 2286 0 2672 312 2984 704 2996 2030 2996 3356 2996 4682 2996 5068 2984 5375 2682 5386 2306 5386 1537 5386 769 5386 0 3590 0 1795 0 0 0 N">
              <draw:equation draw:name="f0" draw:formula="logwidth"/>
              <draw:equation draw:name="f1" draw:formula="logheight"/>
            </draw:enhanced-geometry>
          </draw:custom-shape>
          <draw:custom-shape draw:name="Google Shape;182;p15" draw:style-name="gr51" draw:text-style-name="P35" draw:layer="layout" svg:width="5.205cm" svg:height="2.899cm" svg:x="21.417cm" svg:y="0cm">
            <text:p/>
            <draw:enhanced-geometry draw:mirror-horizontal="false" draw:mirror-vertical="false" svg:viewBox="0 0 0 0" drawooo:sub-view-size="5206 2900" draw:text-areas="0 0 ?f0 ?f1" draw:type="ooxml-non-primitive" draw:enhanced-path="M 0 0 C 0 734 0 1467 0 2201 0 2587 314 2899 704 2899 1970 2899 3235 2899 4501 2899 4892 2899 5205 2587 5205 2201 5205 1467 5205 734 5205 0 3470 0 1735 0 0 0 N">
              <draw:equation draw:name="f0" draw:formula="logwidth"/>
              <draw:equation draw:name="f1" draw:formula="logheight"/>
            </draw:enhanced-geometry>
          </draw:custom-shape>
          <draw:custom-shape draw:name="Google Shape;183;p15" draw:style-name="gr52" draw:text-style-name="P36" draw:layer="layout" svg:width="4.737cm" svg:height="2.667cm" svg:x="21.651cm" svg:y="0cm">
            <text:p/>
            <draw:enhanced-geometry draw:mirror-horizontal="false" draw:mirror-vertical="false" svg:viewBox="0 0 0 0" drawooo:sub-view-size="4738 2668" draw:text-areas="0 0 ?f0 ?f1" draw:type="ooxml-non-primitive" draw:enhanced-path="M 4737 0 C 4737 712 4737 1424 4737 2137 4737 2431 4499 2667 4203 2667 2980 2667 1758 2667 535 2667 238 2667 0 2431 0 2137 0 1424 0 712 0 0 1579 0 3158 0 4737 0 N">
              <draw:equation draw:name="f0" draw:formula="logwidth"/>
              <draw:equation draw:name="f1" draw:formula="logheight"/>
            </draw:enhanced-geometry>
          </draw:custom-shape>
          <draw:custom-shape draw:name="Google Shape;184;p15" draw:style-name="gr53" draw:text-style-name="P37" draw:layer="layout" svg:width="0.774cm" svg:height="2.899cm" svg:x="21.417cm" svg:y="0cm">
            <text:p/>
            <draw:enhanced-geometry draw:mirror-horizontal="false" draw:mirror-vertical="false" svg:viewBox="0 0 0 0" drawooo:sub-view-size="775 2900" draw:text-areas="0 0 ?f0 ?f1" draw:type="ooxml-non-primitive" draw:enhanced-path="M 0 0 C 0 734 0 1467 0 2201 0 2587 314 2899 704 2899 728 2899 751 2899 774 2899 385 2899 70 2587 70 2201 70 1467 70 734 70 0 46 0 23 0 0 0 N">
              <draw:equation draw:name="f0" draw:formula="logwidth"/>
              <draw:equation draw:name="f1" draw:formula="logheight"/>
            </draw:enhanced-geometry>
          </draw:custom-shape>
          <draw:custom-shape draw:name="Google Shape;185;p15" draw:style-name="gr39" draw:text-style-name="P41" draw:layer="layout" svg:width="4.203cm" svg:height="0.066cm" svg:x="21.919cm" svg:y="2.931cm">
            <text:p/>
            <draw:enhanced-geometry draw:mirror-horizontal="false" draw:mirror-vertical="false" svg:viewBox="0 0 0 0" drawooo:sub-view-size="4204 67" draw:text-areas="0 0 ?f0 ?f1" draw:type="ooxml-non-primitive" draw:enhanced-path="M 113 66 C 75 64 37 60 0 53 82 19 173 0 268 0 291 0 314 0 336 0 1535 0 2735 0 3934 0 4030 0 4121 19 4203 53 4166 60 4128 64 4090 66 2764 66 1439 66 113 66 N">
              <draw:equation draw:name="f0" draw:formula="logwidth"/>
              <draw:equation draw:name="f1" draw:formula="logheight"/>
            </draw:enhanced-geometry>
          </draw:custom-shape>
          <draw:custom-shape draw:name="Google Shape;186;p15" draw:style-name="gr46" draw:text-style-name="P44" draw:layer="layout" svg:width="1.546cm" svg:height="0.078cm" svg:x="23.247cm" svg:y="2.401cm">
            <text:p/>
            <draw:enhanced-geometry draw:mirror-horizontal="false" draw:mirror-vertical="false" svg:viewBox="0 0 0 0" drawooo:sub-view-size="1547 79" draw:text-areas="0 0 ?f0 ?f1" draw:type="ooxml-non-primitive" draw:enhanced-path="M 773 78 C 1018 78 1262 78 1507 78 1529 78 1546 61 1546 39 1546 18 1529 0 1507 0 1018 0 528 0 39 0 17 0 0 18 0 39 0 61 17 78 39 78 284 78 528 78 773 78 N">
              <draw:equation draw:name="f0" draw:formula="logwidth"/>
              <draw:equation draw:name="f1" draw:formula="logheight"/>
            </draw:enhanced-geometry>
          </draw:custom-shape>
          <draw:custom-shape draw:name="Google Shape;187;p15" draw:style-name="gr54" draw:text-style-name="P45" draw:layer="layout" svg:width="0.651cm" svg:height="2.667cm" svg:x="21.651cm" svg:y="0cm">
            <text:p/>
            <draw:enhanced-geometry draw:mirror-horizontal="false" draw:mirror-vertical="false" svg:viewBox="0 0 0 0" drawooo:sub-view-size="652 2668" draw:text-areas="0 0 ?f0 ?f1" draw:type="ooxml-non-primitive" draw:enhanced-path="M 0 0 C 0 712 0 1424 0 2137 0 2431 238 2667 535 2667 574 2667 612 2667 651 2667 355 2667 117 2431 117 2137 117 1424 117 712 117 0 78 0 39 0 0 0 N">
              <draw:equation draw:name="f0" draw:formula="logwidth"/>
              <draw:equation draw:name="f1" draw:formula="logheight"/>
            </draw:enhanced-geometry>
          </draw:custom-shape>
        </draw:g>
        <draw:g draw:name="Google Shape;188;p15">
          <draw:custom-shape draw:name="Google Shape;189;p15" draw:style-name="gr55" draw:text-style-name="P34" draw:layer="layout" svg:width="5.386cm" svg:height="2.981cm" svg:x="15.263cm" svg:y="12.767cm">
            <text:p/>
            <draw:enhanced-geometry draw:mirror-horizontal="false" draw:mirror-vertical="false" svg:viewBox="0 0 0 0" drawooo:sub-view-size="5387 2982" draw:text-areas="0 0 ?f0 ?f1" draw:type="ooxml-non-primitive" draw:enhanced-path="M 726 0 C 323 2 0 318 0 711 0 1468 0 2224 0 2981 1795 2981 3591 2981 5386 2981 5386 2218 5386 1455 5386 693 5376 308 5056 2 4661 0 3349 0 2037 0 726 0 N">
              <draw:equation draw:name="f0" draw:formula="logwidth"/>
              <draw:equation draw:name="f1" draw:formula="logheight"/>
            </draw:enhanced-geometry>
          </draw:custom-shape>
          <draw:custom-shape draw:name="Google Shape;190;p15" draw:style-name="gr56" draw:text-style-name="P35" draw:layer="layout" svg:width="5.205cm" svg:height="2.883cm" svg:x="15.353cm" svg:y="12.865cm">
            <text:p/>
            <draw:enhanced-geometry draw:mirror-horizontal="false" draw:mirror-vertical="false" svg:viewBox="0 0 0 0" drawooo:sub-view-size="5206 2884" draw:text-areas="0 0 ?f0 ?f1" draw:type="ooxml-non-primitive" draw:enhanced-path="M 704 0 C 314 0 0 311 0 698 0 1426 0 2155 0 2883 1735 2883 3470 2883 5205 2883 5205 2155 5205 1426 5205 698 5205 311 4892 0 4501 0 3235 0 1970 0 704 0 N">
              <draw:equation draw:name="f0" draw:formula="logwidth"/>
              <draw:equation draw:name="f1" draw:formula="logheight"/>
            </draw:enhanced-geometry>
          </draw:custom-shape>
          <draw:custom-shape draw:name="Google Shape;191;p15" draw:style-name="gr57" draw:text-style-name="P36" draw:layer="layout" svg:width="4.737cm" svg:height="2.651cm" svg:x="15.587cm" svg:y="13.097cm">
            <text:p/>
            <draw:enhanced-geometry draw:mirror-horizontal="false" draw:mirror-vertical="false" svg:viewBox="0 0 0 0" drawooo:sub-view-size="4738 2652" draw:text-areas="0 0 ?f0 ?f1" draw:type="ooxml-non-primitive" draw:enhanced-path="M 535 0 C 580 0 625 0 670 0 780 0 889 0 999 0 1030 0 1055 25 1055 55 1055 68 1055 80 1055 93 1055 97 1055 100 1055 104 1055 109 1055 115 1056 120 1056 122 1056 124 1056 125 1056 129 1057 133 1057 136 1057 137 1057 137 1057 138 1057 140 1058 142 1058 144 1058 146 1059 148 1059 150 1059 153 1060 156 1060 158 1061 160 1061 162 1061 164 1062 167 1063 170 1064 173 1064 175 1064 176 1065 177 1066 182 1067 186 1068 190 L 1068 191 C 1069 193 1070 195 1070 197 1071 199 1072 201 1073 204 1073 206 1074 208 1075 210 1076 212 1077 214 1077 216 1078 219 1079 221 1080 223 1081 225 1082 227 1083 229 1084 231 1085 234 1087 236 1087 237 1088 239 1089 240 1090 243 1092 245 1093 248 1094 249 1095 251 1095 252 1097 255 1098 257 1100 260 1101 261 1101 262 1102 263 1104 266 1106 268 1107 271 1108 272 1109 273 1109 274 1111 277 1113 279 1115 282 1116 282 1116 283 1117 283 1171 353 1255 397 1351 397 2030 397 2708 397 3387 397 3482 397 3566 353 3621 283 L 3622 282 C 3624 279 3626 277 3628 274 3629 273 3629 272 3630 271 3632 268 3634 266 3635 263 3636 262 3637 261 3637 260 3639 257 3641 255 3642 252 3643 251 3644 249 3644 248 3646 246 3647 243 3648 240 3649 239 3650 237 3651 236 3652 234 3653 231 3654 229 3655 227 3656 225 3657 223 3658 221 3659 219 3660 216 3661 214 3661 212 3662 210 3663 208 3664 206 3665 204 3666 201 3666 199 3667 196 3668 194 3669 192 3669 191 3670 186 3672 182 3673 178 3673 176 3673 175 3674 173 3675 170 3675 167 3676 164 3676 162 3678 160 3678 158 3678 156 3679 153 3679 150 3680 148 3680 146 3680 144 3681 142 3681 140 3681 138 3681 137 3681 137 3681 136 3682 133 3682 129 3682 125 3682 124 3683 122 3683 120 3683 115 3683 109 3683 104 3683 100 3683 97 3683 93 3683 80 3683 68 3683 55 3683 25 3708 0 3738 0 3848 0 3958 0 4068 0 4113 0 4158 0 4203 0 4499 0 4737 236 4737 529 4737 1236 4737 1943 4737 2651 3158 2651 1579 2651 0 2651 0 1943 0 1236 0 529 0 236 238 0 535 0 N">
              <draw:equation draw:name="f0" draw:formula="logwidth"/>
              <draw:equation draw:name="f1" draw:formula="logheight"/>
            </draw:enhanced-geometry>
          </draw:custom-shape>
          <draw:custom-shape draw:name="Google Shape;192;p15" draw:style-name="gr58" draw:text-style-name="P37" draw:layer="layout" svg:width="0.774cm" svg:height="2.883cm" svg:x="15.353cm" svg:y="12.865cm">
            <text:p/>
            <draw:enhanced-geometry draw:mirror-horizontal="false" draw:mirror-vertical="false" svg:viewBox="0 0 0 0" drawooo:sub-view-size="775 2884" draw:text-areas="0 0 ?f0 ?f1" draw:type="ooxml-non-primitive" draw:enhanced-path="M 704 0 C 314 0 0 311 0 698 0 1426 0 2155 0 2883 23 2883 46 2883 70 2883 70 2155 70 1426 70 698 70 311 385 0 774 0 751 0 728 0 704 0 N">
              <draw:equation draw:name="f0" draw:formula="logwidth"/>
              <draw:equation draw:name="f1" draw:formula="logheight"/>
            </draw:enhanced-geometry>
          </draw:custom-shape>
          <draw:custom-shape draw:name="Google Shape;193;p15" draw:style-name="gr35" draw:text-style-name="P38" draw:layer="layout" svg:width="0.682cm" svg:height="0.104cm" svg:x="17.614cm" svg:y="13.204cm">
            <text:p/>
            <draw:enhanced-geometry draw:mirror-horizontal="false" draw:mirror-vertical="false" svg:viewBox="0 0 0 0" drawooo:sub-view-size="683 105" draw:text-areas="0 0 ?f0 ?f1"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94;p15" draw:style-name="gr36" draw:text-style-name="P38" draw:layer="layout" svg:width="0.178cm" svg:height="0.176cm" svg:x="18.445cm" svg:y="13.173cm">
            <text:p/>
            <draw:enhanced-geometry draw:mirror-horizontal="false" draw:mirror-vertical="false" svg:viewBox="0 0 0 0" drawooo:sub-view-size="179 177" draw:text-areas="0 0 ?f0 ?f1" draw:type="ooxml-non-primitive" draw:enhanced-path="M 178 88 C 178 104 174 118 166 132 157 146 147 156 133 164 119 172 105 176 89 176 73 176 59 172 44 164 30 156 20 146 12 132 4 118 0 104 0 88 0 72 4 58 12 44 20 30 30 20 44 12 59 4 73 0 89 0 105 0 119 4 133 12 147 20 157 30 166 44 174 58 178 72 178 88 N">
              <draw:equation draw:name="f0" draw:formula="logwidth"/>
              <draw:equation draw:name="f1" draw:formula="logheight"/>
            </draw:enhanced-geometry>
          </draw:custom-shape>
          <draw:custom-shape draw:name="Google Shape;195;p15" draw:style-name="gr37" draw:text-style-name="P39" draw:layer="layout" svg:width="0.089cm" svg:height="0.088cm" svg:x="18.489cm" svg:y="13.217cm">
            <text:p/>
            <draw:enhanced-geometry draw:mirror-horizontal="false" draw:mirror-vertical="false" svg:viewBox="0 0 0 0" drawooo:sub-view-size="90 89" draw:text-areas="0 0 ?f0 ?f1" draw:type="ooxml-non-primitive" draw:enhanced-path="M 89 44 C 89 52 87 59 83 66 79 73 74 78 67 82 60 86 52 88 44 88 36 88 29 86 22 82 15 78 10 73 6 66 2 59 0 52 0 44 0 36 2 29 6 22 10 15 15 10 22 6 29 2 36 0 44 0 52 0 60 2 67 6 74 10 79 15 83 22 87 29 89 36 89 44 N">
              <draw:equation draw:name="f0" draw:formula="logwidth"/>
              <draw:equation draw:name="f1" draw:formula="logheight"/>
            </draw:enhanced-geometry>
          </draw:custom-shape>
          <draw:custom-shape draw:name="Google Shape;196;p15" draw:style-name="gr38" draw:text-style-name="P40" draw:layer="layout" svg:width="0.653cm" svg:height="0.135cm" svg:x="19.409cm" svg:y="13.34cm">
            <text:p/>
            <draw:enhanced-geometry draw:mirror-horizontal="false" draw:mirror-vertical="false" svg:viewBox="0 0 0 0" drawooo:sub-view-size="654 136" draw:text-areas="0 0 ?f0 ?f1" draw:type="ooxml-non-primitive" draw:enhanced-path="M 0 38 C 5 43 9 47 14 52 34 32 63 20 94 20 125 20 154 32 175 52 179 47 184 43 189 38 164 14 131 0 94 0 58 0 24 14 0 38 M 350 6 C 336 6 325 17 325 31 325 57 325 84 325 110 325 124 336 135 350 135 434 135 518 135 601 135 615 135 627 124 627 110 627 84 627 57 627 31 627 17 615 6 601 6 518 6 434 6 350 6 M 350 16 C 434 16 518 16 601 16 610 16 617 22 617 31 617 57 617 84 617 110 617 118 610 125 601 125 518 125 434 125 350 125 342 125 335 118 335 110 335 84 335 57 335 31 335 23 342 16 350 16 M 360 26 C 352 26 345 32 345 41 345 61 345 80 345 100 345 108 352 115 360 115 395 115 430 115 465 115 487 115 508 115 530 115 535 115 541 115 546 115 546 110 546 105 546 100 546 80 546 61 546 41 546 36 546 31 546 26 541 26 535 26 530 26 508 26 487 26 465 26 430 26 395 26 360 26 M 94 42 C 69 42 46 53 30 69 35 74 40 78 44 83 58 70 74 62 94 62 114 62 131 70 144 83 149 78 154 74 158 69 141 53 119 42 94 42 M 632 97 C 635 96 638 95 640 94 644 91 646 88 649 84 651 80 653 77 653 72 653 67 652 64 649 60 647 56 644 53 640 50 638 49 635 48 632 48 632 64 632 81 632 97 M 94 84 C 86 84 78 86 71 91 67 93 64 95 61 98 72 109 83 121 94 132 105 121 117 109 128 98 125 95 122 93 118 91 111 86 103 84 94 84 N">
              <draw:equation draw:name="f0" draw:formula="logwidth"/>
              <draw:equation draw:name="f1" draw:formula="logheight"/>
            </draw:enhanced-geometry>
          </draw:custom-shape>
          <draw:custom-shape draw:name="Google Shape;197;p15" draw:style-name="gr39" draw:text-style-name="P41" draw:layer="layout" svg:width="4.203cm" svg:height="0.066cm" svg:x="15.854cm" svg:y="12.767cm">
            <text:p/>
            <draw:enhanced-geometry draw:mirror-horizontal="false" draw:mirror-vertical="false" svg:viewBox="0 0 0 0" drawooo:sub-view-size="4204 67" draw:text-areas="0 0 ?f0 ?f1" draw:type="ooxml-non-primitive" draw:enhanced-path="M 128 0 C 84 0 42 5 0 13 82 47 173 66 268 66 291 66 314 66 336 66 1535 66 2735 66 3934 66 4030 66 4121 47 4203 13 4162 5 4118 0 4075 0 2759 0 1444 0 128 0 N">
              <draw:equation draw:name="f0" draw:formula="logwidth"/>
              <draw:equation draw:name="f1" draw:formula="logheight"/>
            </draw:enhanced-geometry>
          </draw:custom-shape>
          <draw:custom-shape draw:name="Google Shape;198;p15" draw:style-name="gr40" draw:text-style-name="P42" draw:layer="layout" svg:width="0.039cm" svg:height="0.413cm" svg:x="15.224cm" svg:y="14.247cm">
            <text:p/>
            <draw:enhanced-geometry draw:mirror-horizontal="false" draw:mirror-vertical="false" svg:viewBox="0 0 0 0" drawooo:sub-view-size="40 414" draw:text-areas="0 0 ?f0 ?f1" draw:type="ooxml-non-primitive" draw:enhanced-path="M 39 0 C 17 0 0 17 0 39 0 151 0 262 0 374 0 396 17 413 39 413 39 275 39 138 39 0 N">
              <draw:equation draw:name="f0" draw:formula="logwidth"/>
              <draw:equation draw:name="f1" draw:formula="logheight"/>
            </draw:enhanced-geometry>
          </draw:custom-shape>
          <draw:custom-shape draw:name="Google Shape;199;p15" draw:style-name="gr41" draw:text-style-name="P43" draw:layer="layout" svg:width="0.031cm" svg:height="0.413cm" svg:x="15.232cm" svg:y="14.247cm">
            <text:p/>
            <draw:enhanced-geometry draw:mirror-horizontal="false" draw:mirror-vertical="false" svg:viewBox="0 0 0 0" drawooo:sub-view-size="32 414" draw:text-areas="0 0 ?f0 ?f1" draw:type="ooxml-non-primitive" draw:enhanced-path="M 31 0 C 14 0 0 14 0 31 0 148 0 266 0 383 0 400 14 413 31 413 31 275 31 138 31 0 N">
              <draw:equation draw:name="f0" draw:formula="logwidth"/>
              <draw:equation draw:name="f1" draw:formula="logheight"/>
            </draw:enhanced-geometry>
          </draw:custom-shape>
          <draw:custom-shape draw:name="Google Shape;200;p15" draw:style-name="gr59" draw:text-style-name="P42" draw:layer="layout" svg:width="0.039cm" svg:height="0.734cm" svg:x="15.224cm" svg:y="15.014cm">
            <text:p/>
            <draw:enhanced-geometry draw:mirror-horizontal="false" draw:mirror-vertical="false" svg:viewBox="0 0 0 0" drawooo:sub-view-size="40 735" draw:text-areas="0 0 ?f0 ?f1" draw:type="ooxml-non-primitive" draw:enhanced-path="M 39 0 C 17 0 0 17 0 39 0 271 0 502 0 734 13 734 26 734 39 734 39 489 39 245 39 0 N">
              <draw:equation draw:name="f0" draw:formula="logwidth"/>
              <draw:equation draw:name="f1" draw:formula="logheight"/>
            </draw:enhanced-geometry>
          </draw:custom-shape>
          <draw:custom-shape draw:name="Google Shape;201;p15" draw:style-name="gr60" draw:text-style-name="P43" draw:layer="layout" svg:width="0.031cm" svg:height="0.734cm" svg:x="15.232cm" svg:y="15.014cm">
            <text:p/>
            <draw:enhanced-geometry draw:mirror-horizontal="false" draw:mirror-vertical="false" svg:viewBox="0 0 0 0" drawooo:sub-view-size="32 735" draw:text-areas="0 0 ?f0 ?f1" draw:type="ooxml-non-primitive" draw:enhanced-path="M 31 0 C 14 0 0 14 0 31 0 265 0 500 0 734 10 734 21 734 31 734 31 489 31 245 31 0 N">
              <draw:equation draw:name="f0" draw:formula="logwidth"/>
              <draw:equation draw:name="f1" draw:formula="logheight"/>
            </draw:enhanced-geometry>
          </draw:custom-shape>
          <draw:custom-shape draw:name="Google Shape;202;p15" draw:style-name="gr61" draw:text-style-name="P45" draw:layer="layout" svg:width="0.651cm" svg:height="2.651cm" svg:x="15.587cm" svg:y="13.097cm">
            <text:p/>
            <draw:enhanced-geometry draw:mirror-horizontal="false" draw:mirror-vertical="false" svg:viewBox="0 0 0 0" drawooo:sub-view-size="652 2652" draw:text-areas="0 0 ?f0 ?f1" draw:type="ooxml-non-primitive" draw:enhanced-path="M 535 0 C 238 0 0 236 0 529 0 1236 0 1943 0 2651 39 2651 78 2651 117 2651 117 1943 117 1236 117 529 117 236 355 0 651 0 612 0 574 0 535 0 N">
              <draw:equation draw:name="f0" draw:formula="logwidth"/>
              <draw:equation draw:name="f1" draw:formula="logheight"/>
            </draw:enhanced-geometry>
          </draw:custom-shape>
        </draw:g>
        <draw:custom-shape draw:name="Google Shape;203;p15" draw:style-name="gr62" draw:text-style-name="P23" draw:layer="layout" svg:width="0.001cm" svg:height="15.746cm" svg:x="0.162cm" svg:y="0cm">
          <text:p/>
          <draw:enhanced-geometry draw:mirror-horizontal="false" draw:mirror-vertical="false" svg:viewBox="0 0 0 0" drawooo:sub-view-size="1 15747" draw:text-areas="0 0 ?f0 ?f1" draw:type="ooxml-non-primitive" draw:enhanced-path="M 0 0 C 0 5249 0 10497 0 15746 N">
            <draw:equation draw:name="f0" draw:formula="logwidth"/>
            <draw:equation draw:name="f1" draw:formula="logheight"/>
          </draw:enhanced-geometry>
        </draw:custom-shape>
        <draw:frame draw:name="Google Shape;204;p15" draw:style-name="gr26" draw:text-style-name="P27" draw:layer="layout" svg:width="3.932cm" svg:height="5.333cm" svg:x="15.923cm" svg:y="3.518cm">
          <draw:image xlink:href="Pictures/10000201000003B80000050B743F3F89C4CE0A1E.png" xlink:type="simple" xlink:show="embed" xlink:actuate="onLoad" loext:mime-type="image/png">
            <text:p/>
          </draw:image>
        </draw:frame>
        <presentation:notes draw:style-name="dp1">
          <draw:frame draw:name="Google Shape;136;p3:notes" presentation:style-name="pr2" draw:text-style-name="P28" draw:layer="layout" svg:width="17.271cm" svg:height="12.572cm" svg:x="2.159cm" svg:y="13.271cm" presentation:class="notes" presentation:placeholder="true" presentation:user-transformed="true">
            <draw:text-box/>
          </draw:frame>
          <draw:page-thumbnail draw:name="Google Shape;137;p3:notes" draw:style-name="gr28" draw:layer="layout" svg:width="14.393cm" svg:height="10.477cm" svg:x="3.599cm" svg:y="2.095cm" draw:page-number="2" presentation:class="page"/>
        </presentation:notes>
      </draw:page>
      <draw:page draw:name="page3" draw:style-name="dp1" draw:master-page-name="FOUR_5f_OBJECTS" presentation:presentation-page-layout-name="AL3T18">
        <draw:custom-shape draw:name="Google Shape;139;p15" draw:style-name="gr22" draw:text-style-name="P23" draw:layer="layout" svg:width="25.198cm" svg:height="2.628cm" svg:x="1.4cm" svg:y="0.628cm">
          <text:p text:style-name="P47"><text:span text:style-name="T8">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gr63" draw:text-style-name="P23" draw:layer="layout" svg:width="0.001cm" svg:height="15.875cm" svg:x="0.133cm" svg:y="0.003cm">
          <text:p/>
          <draw:enhanced-geometry draw:mirror-horizontal="false" draw:mirror-vertical="false" svg:viewBox="0 0 0 0" drawooo:sub-view-size="1 15876" draw:text-areas="0 0 ?f0 ?f1" draw:type="ooxml-non-primitive" draw:enhanced-path="M 0 0 C 0 5292 0 10583 0 15875 N">
            <draw:equation draw:name="f0" draw:formula="logwidth"/>
            <draw:equation draw:name="f1" draw:formula="logheight"/>
          </draw:enhanced-geometry>
        </draw:custom-shape>
        <draw:custom-shape draw:name="Google Shape;141;p15" draw:style-name="gr64" draw:text-style-name="P23" draw:layer="layout" svg:width="0.001cm" svg:height="5.61cm" svg:x="27.863cm" svg:y="10.268cm">
          <text:p/>
          <draw:enhanced-geometry draw:mirror-horizontal="false" draw:mirror-vertical="false" svg:viewBox="0 0 0 0" drawooo:sub-view-size="1 5611" draw:text-areas="0 0 ?f0 ?f1" draw:type="ooxml-non-primitive" draw:enhanced-path="M 0 0 C 0 1870 0 3740 0 5610 N">
            <draw:equation draw:name="f0" draw:formula="logwidth"/>
            <draw:equation draw:name="f1" draw:formula="logheight"/>
          </draw:enhanced-geometry>
        </draw:custom-shape>
        <draw:frame draw:name="Google Shape;142;p15" draw:style-name="gr65" draw:text-style-name="P27" draw:layer="layout" svg:width="22.172cm" svg:height="13.153cm" svg:x="2.914cm" svg:y="2.598cm">
          <draw:image xlink:href="Pictures/100002010000080000000800828857A08D30B3AA.png" xlink:type="simple" xlink:show="embed" xlink:actuate="onLoad" loext:mime-type="image/png">
            <text:p/>
          </draw:image>
        </draw:frame>
        <presentation:notes draw:style-name="dp2">
          <draw:frame draw:name="Google Shape;136;p1:notes" presentation:style-name="pr3" draw:text-style-name="P28" draw:layer="layout" svg:width="16.798cm" svg:height="13.364cm" svg:x="2.1cm" svg:y="14.107cm" presentation:class="notes" presentation:placeholder="true" presentation:user-transformed="true">
            <draw:text-box/>
          </draw:frame>
          <draw:page-thumbnail draw:name="Google Shape;137;p1:notes" draw:style-name="gr28" draw:layer="layout" svg:width="13.999cm" svg:height="11.136cm" svg:x="3.5cm" svg:y="2.227cm" draw:page-number="3"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Source Sans Pro1" svg:font-family="'Source Sans Pro'"/>
    <style:font-face style:name="Source Sans Pro SemiBold" svg:font-family="'Source Sans Pro SemiBold'"/>
    <style:font-face style:name="Arial2" svg:font-family="Arial" style:font-pitch="variable"/>
    <style:font-face style:name="Liberation Sans" svg:font-family="'Liberation Sans'" style:font-pitch="variable"/>
    <style:font-face style:name="Linux Libertine G1" svg:font-family="'Linux Libertine G'" style:font-pitch="variable"/>
    <style:font-face style:name="Source Sans Pro" svg:font-family="'Source Sans Pro'" style:font-pitch="variable"/>
    <style:font-face style:name="Source Sans Pro SemiBold1" svg:font-family="'Source Sans Pro SemiBold'"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Devanagari" svg:font-family="'Noto Sans Devanagari'" style:font-family-generic="system" style:font-pitch="variable"/>
    <style:font-face style:name="Noto Sans Mono CJK JP Regular" svg:font-family="'Noto Sans Mono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7a363" draw:end-color="#4fc3b5" draw:start-intensity="100%" draw:end-intensity="100%" draw:angle="300" draw:border="0%"/>
    <draw:gradient draw:name="Gradient_20_3" draw:display-name="Gradient 3" draw:style="linear" draw:start-color="#73ba25" draw:end-color="#35b9ab" draw:start-intensity="100%" draw:end-intensity="100%" draw:angle="300" draw:border="0%"/>
    <draw:gradient draw:name="Gradient_20_4" draw:display-name="Gradient 4" draw:style="linear" draw:start-color="#15ac96" draw:end-color="#5ed0c4" draw:start-intensity="100%" draw:end-intensity="100%" draw:angle="300" draw:border="0%"/>
    <draw:gradient draw:name="Gradient_20_5" draw:display-name="Gradient 5" draw:style="linear" draw:start-color="#73ba25" draw:end-color="#3fd97b"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WO_5f_OBJECTS_5f_AND_5f_OBJECT-background" style:display-name="TWO_OBJECTS_AND_OBJECT-background" style:family="presentation">
      <style:graphic-properties draw:stroke="none" draw:fill="none"/>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shrink-to-fit" style:shrink-to-fit="true">
        <text:list-style style:name="TWO_5f_OBJECTS_5f_AND_5f_OBJECT-outline1" style:display-name="TWO_OBJECTS_AND_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text:list-style style:name="TWO_5f_OBJECTS_5f_AND_5f_OBJECT-title" style:display-name="TWO_OBJECTS_AND_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none"/>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shrink-to-fit" style:shrink-to-fit="true">
        <text:list-style style:name="FOUR_5f_OBJECTS-outline1" style:display-name="FOUR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3" style:display-name="FOUR_OBJECTS-outline3" style:family="presentation" style:parent-style-name="FOUR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4" style:display-name="FOUR_OBJECTS-outline4" style:family="presentation" style:parent-style-name="FOUR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text:list-style style:name="FOUR_5f_OBJECTS-title" style:display-name="FOUR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WO_5f_OBJECTS_5f_AND_5f_OBJECT-backgroundobjects">
      <style:graphic-properties draw:stroke="none" draw:fill="none" draw:fill-color="#ffffff" draw:auto-grow-height="false" fo:min-height="1.485cm"/>
    </style:style>
    <style:style style:name="Mpr2" style:family="presentation" style:parent-style-name="TWO_5f_OBJECTS_5f_AND_5f_OBJECT-backgroundobjects">
      <style:graphic-properties draw:stroke="none" draw:fill="none" draw:fill-color="#ffffff" draw:textarea-vertical-align="bottom" draw:auto-grow-height="false" fo:min-height="1.485cm"/>
    </style:style>
    <style:style style:name="Mpr3" style:family="presentation" style:parent-style-name="FOUR_5f_OBJECTS-backgroundobjects">
      <style:graphic-properties draw:stroke="none" draw:fill="none" draw:fill-color="#ffffff" draw:auto-grow-height="false" fo:min-height="1.484cm"/>
    </style:style>
    <style:style style:name="Mpr4" style:family="presentation" style:parent-style-name="FOUR_5f_OBJECTS-backgroundobjects">
      <style:graphic-properties draw:stroke="none" draw:fill="none" draw:fill-color="#ffffff" draw:textarea-vertical-align="bottom" draw:auto-grow-height="false" fo:min-height="1.484cm"/>
    </style:style>
    <style:style style:name="Mpr5" style:family="presentation" style:parent-style-name="OBJECT-backgroundobjects">
      <style:graphic-properties draw:stroke="none" draw:fill="none" draw:fill-color="#ffffff" draw:auto-grow-height="false" fo:min-height="1.397cm"/>
    </style:style>
    <style:style style:name="Mpr6" style:family="presentation" style:parent-style-name="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WO_5f_OBJECTS_5f_AND_5f_OBJECT" style:display-name="TWO_OBJECTS_AND_OBJECT" style:page-layout-name="PM1" draw:style-name="Mdp1">
      <draw:frame draw:name="Google Shape;33;p9" presentation:style-name="TWO_5f_OBJECTS_5f_AND_5f_OBJECT-title" draw:layer="backgroundobjects" svg:width="25.198cm" svg:height="2.628cm" svg:x="1.4cm" svg:y="0.628cm" presentation:class="title" presentation:placeholder="true" presentation:user-transformed="true">
        <draw:text-box/>
      </draw:frame>
      <draw:frame draw:name="Google Shape;34;p9" presentation:style-name="TWO_5f_OBJECTS_5f_AND_5f_OBJECT-outline1" draw:layer="backgroundobjects" svg:width="12.296cm" svg:height="4.355cm" svg:x="1.4cm" svg:y="3.685cm" presentation:class="outline" presentation:placeholder="true" presentation:user-transformed="true">
        <draw:text-box/>
      </draw:frame>
      <draw:frame draw:name="Google Shape;35;p9" presentation:style-name="TWO_5f_OBJECTS_5f_AND_5f_OBJECT-outline1" draw:layer="backgroundobjects" svg:width="12.296cm" svg:height="9.133cm" svg:x="14.313cm" svg:y="3.685cm" presentation:class="outline" presentation:placeholder="true" presentation:user-transformed="true">
        <draw:text-box/>
      </draw:frame>
      <draw:frame draw:name="Google Shape;36;p9" presentation:style-name="TWO_5f_OBJECTS_5f_AND_5f_OBJECT-outline1" draw:layer="backgroundobjects" svg:width="12.296cm" svg:height="4.355cm" svg:x="1.4cm" svg:y="8.456cm" presentation:class="outline" presentation:placeholder="true" presentation:user-transformed="true">
        <draw:text-box/>
      </draw:frame>
      <presentation:notes style:page-layout-name="PM2">
        <draw:page-thumbnail presentation:style-name="TWO_5f_OBJECTS_5f_AND_5f_OBJECT-title" draw:layer="backgroundobjects" svg:width="19.798cm" svg:height="11.136cm" svg:x="0.6cm" svg:y="2.257cm" presentation:class="page"/>
        <draw:frame presentation:style-name="TWO_5f_OBJECTS_5f_AND_5f_OBJEC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draw:frame draw:name="Google Shape;12;p2" presentation:style-name="FOUR_5f_OBJECTS-title" draw:layer="backgroundobjects" svg:width="25.198cm" svg:height="2.628cm" svg:x="1.4cm" svg:y="0.628cm" presentation:class="title" presentation:placeholder="true" presentation:user-transformed="true">
        <draw:text-box/>
      </draw:frame>
      <draw:frame draw:name="Google Shape;13;p2" presentation:style-name="FOUR_5f_OBJECTS-outline1" draw:layer="backgroundobjects" svg:width="12.296cm" svg:height="4.355cm" svg:x="1.4cm" svg:y="3.685cm" presentation:class="outline" presentation:placeholder="true" presentation:user-transformed="true">
        <draw:text-box/>
      </draw:frame>
      <draw:frame draw:name="Google Shape;14;p2" presentation:style-name="FOUR_5f_OBJECTS-outline1" draw:layer="backgroundobjects" svg:width="12.296cm" svg:height="4.355cm" svg:x="14.313cm" svg:y="3.685cm" presentation:class="outline" presentation:placeholder="true" presentation:user-transformed="true">
        <draw:text-box/>
      </draw:frame>
      <draw:frame draw:name="Google Shape;15;p2" presentation:style-name="FOUR_5f_OBJECTS-outline1" draw:layer="backgroundobjects" svg:width="12.296cm" svg:height="4.355cm" svg:x="1.4cm" svg:y="8.456cm" presentation:class="outline" presentation:placeholder="true" presentation:user-transformed="true">
        <draw:text-box/>
      </draw:frame>
      <draw:frame draw:name="Google Shape;16;p2" presentation:style-name="FOUR_5f_OBJECTS-outline1" draw:layer="backgroundobjects" svg:width="12.296cm" svg:height="4.355cm" svg:x="14.313cm" svg:y="8.456cm" presentation:class="outline" presentation:placeholder="true" presentation:user-transformed="true">
        <draw:text-box/>
      </draw:frame>
      <presentation:notes style:page-layout-name="PM2">
        <draw:page-thumbnail presentation:style-name="FOUR_5f_OBJECTS-title" draw:layer="backgroundobjects" svg:width="19.797cm" svg:height="11.136cm" svg:x="0.6cm" svg:y="2.257cm" presentation:class="page"/>
        <draw:frame presentation:style-name="FOUR_5f_OBJECTS-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23;p4" presentation:style-name="OBJECT-title" draw:layer="backgroundobjects" svg:width="25.198cm" svg:height="2.628cm" svg:x="1.4cm" svg:y="0.628cm" presentation:class="title" presentation:placeholder="true" presentation:user-transformed="true">
        <draw:text-box/>
      </draw:frame>
      <draw:frame draw:name="Google Shape;24;p4" presentation:style-name="OBJECT-outline1" draw:layer="backgroundobjects" svg:width="25.198cm" svg:height="9.133cm" svg:x="1.4cm" svg:y="3.685cm" presentation:class="outline" presentation:placeholder="true" presentation:user-transformed="true">
        <draw:text-box/>
      </draw:frame>
      <presentation:notes style:page-layout-name="PM2">
        <draw:page-thumbnail presentation:style-name="OBJECT-title" draw:layer="backgroundobjects" svg:width="18.623cm" svg:height="10.476cm" svg:x="1.483cm" svg:y="2.123cm" presentation:class="page"/>
        <draw:frame presentation:style-name="OBJEC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generator>LibreOffice/6.3.2.2$Linux_X86_64 LibreOffice_project/98b30e735bda24bc04ab42594c85f7fd8be07b9c</meta:generator>
    <dc:date>2019-10-06T09:03:41.152670504</dc:date>
    <meta:editing-duration>PT16S</meta:editing-duration>
    <meta:editing-cycles>1</meta:editing-cycles>
    <meta:document-statistic meta:object-count="187"/>
  </office:meta>
</office:document-meta>
</file>